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PHI</text:p>
          </table:table-cell>
          <table:table-cell office:value-type="string">
            <text:p>PSI</text:p>
          </table:table-cell>
          <table:table-cell table:style-name="Default" office:value-type="string">
            <text:p>J_12_14</text:p>
          </table:table-cell>
          <table:table-cell office:value-type="string">
            <text:p>Sortable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55">
            <text:p>-55</text:p>
          </table:table-cell>
          <table:table-cell office:value-type="string">
            <text:p>0.977126E+01</text:p>
          </table:table-cell>
          <table:table-cell table:formula="of:=[.C2]*1" office:value-type="float" office:value="9.77126">
            <text:p>9.77126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10">
            <text:p>-10</text:p>
          </table:table-cell>
          <table:table-cell office:value-type="string">
            <text:p>0.970485E+01</text:p>
          </table:table-cell>
          <table:table-cell table:formula="of:=[.C3]*1" office:value-type="float" office:value="9.70485">
            <text:p>9.7048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10">
            <text:p>-10</text:p>
          </table:table-cell>
          <table:table-cell office:value-type="string">
            <text:p>0.970485E+01</text:p>
          </table:table-cell>
          <table:table-cell table:formula="of:=[.C4]*1" office:value-type="float" office:value="9.70485">
            <text:p>9.70485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115">
            <text:p>-115</text:p>
          </table:table-cell>
          <table:table-cell office:value-type="string">
            <text:p>0.961398E+01</text:p>
          </table:table-cell>
          <table:table-cell table:formula="of:=[.C5]*1" office:value-type="float" office:value="9.61398">
            <text:p>9.61398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130">
            <text:p>-130</text:p>
          </table:table-cell>
          <table:table-cell office:value-type="string">
            <text:p>0.959298E+01</text:p>
          </table:table-cell>
          <table:table-cell table:formula="of:=[.C6]*1" office:value-type="float" office:value="9.59298">
            <text:p>9.59298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15">
            <text:p>-115</text:p>
          </table:table-cell>
          <table:table-cell office:value-type="string">
            <text:p>0.956136E+01</text:p>
          </table:table-cell>
          <table:table-cell table:formula="of:=[.C7]*1" office:value-type="float" office:value="9.56136">
            <text:p>9.56136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40">
            <text:p>-40</text:p>
          </table:table-cell>
          <table:table-cell office:value-type="string">
            <text:p>0.946217E+01</text:p>
          </table:table-cell>
          <table:table-cell table:formula="of:=[.C8]*1" office:value-type="float" office:value="9.46217">
            <text:p>9.46217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30">
            <text:p>-130</text:p>
          </table:table-cell>
          <table:table-cell office:value-type="string">
            <text:p>0.945779E+01</text:p>
          </table:table-cell>
          <table:table-cell table:formula="of:=[.C9]*1" office:value-type="float" office:value="9.45779">
            <text:p>9.45779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0.944088E+01</text:p>
          </table:table-cell>
          <table:table-cell table:formula="of:=[.C10]*1" office:value-type="float" office:value="9.44088">
            <text:p>9.4408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0.944088E+01</text:p>
          </table:table-cell>
          <table:table-cell table:formula="of:=[.C11]*1" office:value-type="float" office:value="9.44088">
            <text:p>9.44088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00">
            <text:p>-100</text:p>
          </table:table-cell>
          <table:table-cell office:value-type="string">
            <text:p>0.942396E+01</text:p>
          </table:table-cell>
          <table:table-cell table:formula="of:=[.C12]*1" office:value-type="float" office:value="9.42396">
            <text:p>9.42396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50">
            <text:p>-150</text:p>
          </table:table-cell>
          <table:table-cell office:value-type="string">
            <text:p>0.941229E+01</text:p>
          </table:table-cell>
          <table:table-cell table:formula="of:=[.C13]*1" office:value-type="float" office:value="9.41229">
            <text:p>9.41229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210">
            <text:p>210</text:p>
          </table:table-cell>
          <table:table-cell office:value-type="string">
            <text:p>0.941229E+01</text:p>
          </table:table-cell>
          <table:table-cell table:formula="of:=[.C14]*1" office:value-type="float" office:value="9.41229">
            <text:p>9.41229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150">
            <text:p>-150</text:p>
          </table:table-cell>
          <table:table-cell office:value-type="string">
            <text:p>0.937642E+01</text:p>
          </table:table-cell>
          <table:table-cell table:formula="of:=[.C15]*1" office:value-type="float" office:value="9.37642">
            <text:p>9.37642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210">
            <text:p>210</text:p>
          </table:table-cell>
          <table:table-cell office:value-type="string">
            <text:p>0.937642E+01</text:p>
          </table:table-cell>
          <table:table-cell table:formula="of:=[.C16]*1" office:value-type="float" office:value="9.37642">
            <text:p>9.37642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70">
            <text:p>-70</text:p>
          </table:table-cell>
          <table:table-cell office:value-type="string">
            <text:p>0.936790E+01</text:p>
          </table:table-cell>
          <table:table-cell table:formula="of:=[.C17]*1" office:value-type="float" office:value="9.3679">
            <text:p>9.3679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85">
            <text:p>-85</text:p>
          </table:table-cell>
          <table:table-cell office:value-type="string">
            <text:p>0.936526E+01</text:p>
          </table:table-cell>
          <table:table-cell table:formula="of:=[.C18]*1" office:value-type="float" office:value="9.36526">
            <text:p>9.36526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65">
            <text:p>-165</text:p>
          </table:table-cell>
          <table:table-cell office:value-type="string">
            <text:p>0.936111E+01</text:p>
          </table:table-cell>
          <table:table-cell table:formula="of:=[.C19]*1" office:value-type="float" office:value="9.36111">
            <text:p>9.36111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95">
            <text:p>195</text:p>
          </table:table-cell>
          <table:table-cell office:value-type="string">
            <text:p>0.936111E+01</text:p>
          </table:table-cell>
          <table:table-cell table:formula="of:=[.C20]*1" office:value-type="float" office:value="9.36111">
            <text:p>9.36111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80">
            <text:p>180</text:p>
          </table:table-cell>
          <table:table-cell office:value-type="string">
            <text:p>0.931485E+01</text:p>
          </table:table-cell>
          <table:table-cell table:formula="of:=[.C21]*1" office:value-type="float" office:value="9.31485">
            <text:p>9.31485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80">
            <text:p>-180</text:p>
          </table:table-cell>
          <table:table-cell office:value-type="string">
            <text:p>0.931485E+01</text:p>
          </table:table-cell>
          <table:table-cell table:formula="of:=[.C22]*1" office:value-type="float" office:value="9.31485">
            <text:p>9.31485</text:p>
          </table:table-cell>
        </table:table-row>
        <table:table-row table:style-name="ro1">
          <table:table-cell table:number-columns-repeated="2" office:value-type="float" office:value="-100">
            <text:p>-100</text:p>
          </table:table-cell>
          <table:table-cell office:value-type="string">
            <text:p>0.929880E+01</text:p>
          </table:table-cell>
          <table:table-cell table:formula="of:=[.C23]*1" office:value-type="float" office:value="9.2988">
            <text:p>9.2988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25">
            <text:p>-25</text:p>
          </table:table-cell>
          <table:table-cell office:value-type="string">
            <text:p>0.927819E+01</text:p>
          </table:table-cell>
          <table:table-cell table:formula="of:=[.C24]*1" office:value-type="float" office:value="9.27819">
            <text:p>9.27819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70">
            <text:p>170</text:p>
          </table:table-cell>
          <table:table-cell office:value-type="string">
            <text:p>0.927774E+01</text:p>
          </table:table-cell>
          <table:table-cell table:formula="of:=[.C25]*1" office:value-type="float" office:value="9.27774">
            <text:p>9.27774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90">
            <text:p>-190</text:p>
          </table:table-cell>
          <table:table-cell office:value-type="string">
            <text:p>0.927774E+01</text:p>
          </table:table-cell>
          <table:table-cell table:formula="of:=[.C26]*1" office:value-type="float" office:value="9.27774">
            <text:p>9.27774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130">
            <text:p>-130</text:p>
          </table:table-cell>
          <table:table-cell office:value-type="string">
            <text:p>0.920473E+01</text:p>
          </table:table-cell>
          <table:table-cell table:formula="of:=[.C27]*1" office:value-type="float" office:value="9.20473">
            <text:p>9.20473</text:p>
          </table:table-cell>
        </table:table-row>
        <table:table-row table:style-name="ro1">
          <table:table-cell table:number-columns-repeated="2" office:value-type="float" office:value="-85">
            <text:p>-85</text:p>
          </table:table-cell>
          <table:table-cell office:value-type="string">
            <text:p>0.920418E+01</text:p>
          </table:table-cell>
          <table:table-cell table:formula="of:=[.C28]*1" office:value-type="float" office:value="9.20418">
            <text:p>9.20418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60">
            <text:p>160</text:p>
          </table:table-cell>
          <table:table-cell office:value-type="string">
            <text:p>0.918210E+01</text:p>
          </table:table-cell>
          <table:table-cell table:formula="of:=[.C29]*1" office:value-type="float" office:value="9.1821">
            <text:p>9.1821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string">
            <text:p>0.918210E+01</text:p>
          </table:table-cell>
          <table:table-cell table:formula="of:=[.C30]*1" office:value-type="float" office:value="9.1821">
            <text:p>9.1821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15">
            <text:p>-115</text:p>
          </table:table-cell>
          <table:table-cell office:value-type="string">
            <text:p>0.917640E+01</text:p>
          </table:table-cell>
          <table:table-cell table:formula="of:=[.C31]*1" office:value-type="float" office:value="9.1764">
            <text:p>9.1764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10">
            <text:p>-10</text:p>
          </table:table-cell>
          <table:table-cell office:value-type="string">
            <text:p>0.917215E+01</text:p>
          </table:table-cell>
          <table:table-cell table:formula="of:=[.C32]*1" office:value-type="float" office:value="9.17215">
            <text:p>9.1721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10">
            <text:p>-10</text:p>
          </table:table-cell>
          <table:table-cell office:value-type="string">
            <text:p>0.917215E+01</text:p>
          </table:table-cell>
          <table:table-cell table:formula="of:=[.C33]*1" office:value-type="float" office:value="9.17215">
            <text:p>9.17215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70">
            <text:p>70</text:p>
          </table:table-cell>
          <table:table-cell office:value-type="string">
            <text:p>0.915803E+01</text:p>
          </table:table-cell>
          <table:table-cell table:formula="of:=[.C34]*1" office:value-type="float" office:value="9.15803">
            <text:p>9.15803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10">
            <text:p>-10</text:p>
          </table:table-cell>
          <table:table-cell office:value-type="string">
            <text:p>0.910782E+01</text:p>
          </table:table-cell>
          <table:table-cell table:formula="of:=[.C35]*1" office:value-type="float" office:value="9.10782">
            <text:p>9.10782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50">
            <text:p>50</text:p>
          </table:table-cell>
          <table:table-cell office:value-type="string">
            <text:p>0.907705E+01</text:p>
          </table:table-cell>
          <table:table-cell table:formula="of:=[.C36]*1" office:value-type="float" office:value="9.07705">
            <text:p>9.07705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165">
            <text:p>-165</text:p>
          </table:table-cell>
          <table:table-cell office:value-type="string">
            <text:p>0.907210E+01</text:p>
          </table:table-cell>
          <table:table-cell table:formula="of:=[.C37]*1" office:value-type="float" office:value="9.0721">
            <text:p>9.0721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95">
            <text:p>195</text:p>
          </table:table-cell>
          <table:table-cell office:value-type="string">
            <text:p>0.907210E+01</text:p>
          </table:table-cell>
          <table:table-cell table:formula="of:=[.C38]*1" office:value-type="float" office:value="9.0721">
            <text:p>9.0721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15">
            <text:p>15</text:p>
          </table:table-cell>
          <table:table-cell office:value-type="string">
            <text:p>0.905151E+01</text:p>
          </table:table-cell>
          <table:table-cell table:formula="of:=[.C39]*1" office:value-type="float" office:value="9.05151">
            <text:p>9.0515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  <table:table-cell office:value-type="string">
            <text:p>0.905151E+01</text:p>
          </table:table-cell>
          <table:table-cell table:formula="of:=[.C40]*1" office:value-type="float" office:value="9.05151">
            <text:p>9.05151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100">
            <text:p>-100</text:p>
          </table:table-cell>
          <table:table-cell office:value-type="string">
            <text:p>0.904096E+01</text:p>
          </table:table-cell>
          <table:table-cell table:formula="of:=[.C41]*1" office:value-type="float" office:value="9.04096">
            <text:p>9.04096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office:value-type="string">
            <text:p>0.903130E+01</text:p>
          </table:table-cell>
          <table:table-cell table:formula="of:=[.C42]*1" office:value-type="float" office:value="9.0313">
            <text:p>9.0313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30">
            <text:p>-130</text:p>
          </table:table-cell>
          <table:table-cell office:value-type="string">
            <text:p>0.901926E+01</text:p>
          </table:table-cell>
          <table:table-cell table:formula="of:=[.C43]*1" office:value-type="float" office:value="9.01926">
            <text:p>9.019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0.900772E+01</text:p>
          </table:table-cell>
          <table:table-cell table:formula="of:=[.C44]*1" office:value-type="float" office:value="9.00772">
            <text:p>9.0077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80">
            <text:p>-180</text:p>
          </table:table-cell>
          <table:table-cell office:value-type="string">
            <text:p>0.900772E+01</text:p>
          </table:table-cell>
          <table:table-cell table:formula="of:=[.C45]*1" office:value-type="float" office:value="9.00772">
            <text:p>9.00772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45">
            <text:p>145</text:p>
          </table:table-cell>
          <table:table-cell office:value-type="string">
            <text:p>0.900105E+01</text:p>
          </table:table-cell>
          <table:table-cell table:formula="of:=[.C46]*1" office:value-type="float" office:value="9.00105">
            <text:p>9.00105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30">
            <text:p>30</text:p>
          </table:table-cell>
          <table:table-cell office:value-type="string">
            <text:p>0.898582E+01</text:p>
          </table:table-cell>
          <table:table-cell table:formula="of:=[.C47]*1" office:value-type="float" office:value="8.98582">
            <text:p>8.98582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15">
            <text:p>15</text:p>
          </table:table-cell>
          <table:table-cell office:value-type="string">
            <text:p>0.898279E+01</text:p>
          </table:table-cell>
          <table:table-cell table:formula="of:=[.C48]*1" office:value-type="float" office:value="8.98279">
            <text:p>8.98279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90">
            <text:p>90</text:p>
          </table:table-cell>
          <table:table-cell office:value-type="string">
            <text:p>0.898155E+01</text:p>
          </table:table-cell>
          <table:table-cell table:formula="of:=[.C49]*1" office:value-type="float" office:value="8.98155">
            <text:p>8.98155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150">
            <text:p>-150</text:p>
          </table:table-cell>
          <table:table-cell office:value-type="string">
            <text:p>0.894270E+01</text:p>
          </table:table-cell>
          <table:table-cell table:formula="of:=[.C50]*1" office:value-type="float" office:value="8.9427">
            <text:p>8.9427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210">
            <text:p>210</text:p>
          </table:table-cell>
          <table:table-cell office:value-type="string">
            <text:p>0.894270E+01</text:p>
          </table:table-cell>
          <table:table-cell table:formula="of:=[.C51]*1" office:value-type="float" office:value="8.9427">
            <text:p>8.9427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 office:value-type="string">
            <text:p>0.892441E+01</text:p>
          </table:table-cell>
          <table:table-cell table:formula="of:=[.C52]*1" office:value-type="float" office:value="8.92441">
            <text:p>8.9244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0.892441E+01</text:p>
          </table:table-cell>
          <table:table-cell table:formula="of:=[.C53]*1" office:value-type="float" office:value="8.92441">
            <text:p>8.92441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30">
            <text:p>130</text:p>
          </table:table-cell>
          <table:table-cell office:value-type="string">
            <text:p>0.882149E+01</text:p>
          </table:table-cell>
          <table:table-cell table:formula="of:=[.C54]*1" office:value-type="float" office:value="8.82149">
            <text:p>8.82149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50">
            <text:p>-150</text:p>
          </table:table-cell>
          <table:table-cell office:value-type="string">
            <text:p>0.881303E+01</text:p>
          </table:table-cell>
          <table:table-cell table:formula="of:=[.C55]*1" office:value-type="float" office:value="8.81303">
            <text:p>8.81303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210">
            <text:p>210</text:p>
          </table:table-cell>
          <table:table-cell office:value-type="string">
            <text:p>0.881303E+01</text:p>
          </table:table-cell>
          <table:table-cell table:formula="of:=[.C56]*1" office:value-type="float" office:value="8.81303">
            <text:p>8.813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 office:value-type="string">
            <text:p>0.878011E+01</text:p>
          </table:table-cell>
          <table:table-cell table:formula="of:=[.C57]*1" office:value-type="float" office:value="8.78011">
            <text:p>8.780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90">
            <text:p>-190</text:p>
          </table:table-cell>
          <table:table-cell office:value-type="string">
            <text:p>0.878011E+01</text:p>
          </table:table-cell>
          <table:table-cell table:formula="of:=[.C58]*1" office:value-type="float" office:value="8.78011">
            <text:p>8.78011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65">
            <text:p>-165</text:p>
          </table:table-cell>
          <table:table-cell office:value-type="string">
            <text:p>0.877434E+01</text:p>
          </table:table-cell>
          <table:table-cell table:formula="of:=[.C59]*1" office:value-type="float" office:value="8.77434">
            <text:p>8.77434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95">
            <text:p>195</text:p>
          </table:table-cell>
          <table:table-cell office:value-type="string">
            <text:p>0.877434E+01</text:p>
          </table:table-cell>
          <table:table-cell table:formula="of:=[.C60]*1" office:value-type="float" office:value="8.77434">
            <text:p>8.77434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10">
            <text:p>110</text:p>
          </table:table-cell>
          <table:table-cell office:value-type="string">
            <text:p>0.877413E+01</text:p>
          </table:table-cell>
          <table:table-cell table:formula="of:=[.C61]*1" office:value-type="float" office:value="8.77413">
            <text:p>8.77413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45">
            <text:p>145</text:p>
          </table:table-cell>
          <table:table-cell office:value-type="string">
            <text:p>0.874139E+01</text:p>
          </table:table-cell>
          <table:table-cell table:formula="of:=[.C62]*1" office:value-type="float" office:value="8.74139">
            <text:p>8.74139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30">
            <text:p>130</text:p>
          </table:table-cell>
          <table:table-cell office:value-type="string">
            <text:p>0.872048E+01</text:p>
          </table:table-cell>
          <table:table-cell table:formula="of:=[.C63]*1" office:value-type="float" office:value="8.72048">
            <text:p>8.72048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30">
            <text:p>30</text:p>
          </table:table-cell>
          <table:table-cell office:value-type="string">
            <text:p>0.871623E+01</text:p>
          </table:table-cell>
          <table:table-cell table:formula="of:=[.C64]*1" office:value-type="float" office:value="8.71623">
            <text:p>8.7162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0">
            <text:p>30</text:p>
          </table:table-cell>
          <table:table-cell office:value-type="string">
            <text:p>0.871623E+01</text:p>
          </table:table-cell>
          <table:table-cell table:formula="of:=[.C65]*1" office:value-type="float" office:value="8.71623">
            <text:p>8.71623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60">
            <text:p>160</text:p>
          </table:table-cell>
          <table:table-cell office:value-type="string">
            <text:p>0.870136E+01</text:p>
          </table:table-cell>
          <table:table-cell table:formula="of:=[.C66]*1" office:value-type="float" office:value="8.70136">
            <text:p>8.70136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200">
            <text:p>-200</text:p>
          </table:table-cell>
          <table:table-cell office:value-type="string">
            <text:p>0.870136E+01</text:p>
          </table:table-cell>
          <table:table-cell table:formula="of:=[.C67]*1" office:value-type="float" office:value="8.70136">
            <text:p>8.70136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70">
            <text:p>170</text:p>
          </table:table-cell>
          <table:table-cell office:value-type="string">
            <text:p>0.869631E+01</text:p>
          </table:table-cell>
          <table:table-cell table:formula="of:=[.C68]*1" office:value-type="float" office:value="8.69631">
            <text:p>8.69631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90">
            <text:p>-190</text:p>
          </table:table-cell>
          <table:table-cell office:value-type="string">
            <text:p>0.869631E+01</text:p>
          </table:table-cell>
          <table:table-cell table:formula="of:=[.C69]*1" office:value-type="float" office:value="8.69631">
            <text:p>8.69631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70">
            <text:p>-70</text:p>
          </table:table-cell>
          <table:table-cell office:value-type="string">
            <text:p>0.855930E+01</text:p>
          </table:table-cell>
          <table:table-cell table:formula="of:=[.C70]*1" office:value-type="float" office:value="8.5593">
            <text:p>8.559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50">
            <text:p>-150</text:p>
          </table:table-cell>
          <table:table-cell office:value-type="string">
            <text:p>0.851908E+01</text:p>
          </table:table-cell>
          <table:table-cell table:formula="of:=[.C71]*1" office:value-type="float" office:value="8.51908">
            <text:p>8.519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office:value-type="string">
            <text:p>0.851908E+01</text:p>
          </table:table-cell>
          <table:table-cell table:formula="of:=[.C72]*1" office:value-type="float" office:value="8.51908">
            <text:p>8.51908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85">
            <text:p>-85</text:p>
          </table:table-cell>
          <table:table-cell office:value-type="string">
            <text:p>0.849640E+01</text:p>
          </table:table-cell>
          <table:table-cell table:formula="of:=[.C73]*1" office:value-type="float" office:value="8.4964">
            <text:p>8.4964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70">
            <text:p>70</text:p>
          </table:table-cell>
          <table:table-cell office:value-type="string">
            <text:p>0.847850E+01</text:p>
          </table:table-cell>
          <table:table-cell table:formula="of:=[.C74]*1" office:value-type="float" office:value="8.4785">
            <text:p>8.478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0">
            <text:p>70</text:p>
          </table:table-cell>
          <table:table-cell office:value-type="string">
            <text:p>0.847850E+01</text:p>
          </table:table-cell>
          <table:table-cell table:formula="of:=[.C75]*1" office:value-type="float" office:value="8.4785">
            <text:p>8.4785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115">
            <text:p>-115</text:p>
          </table:table-cell>
          <table:table-cell office:value-type="string">
            <text:p>0.847080E+01</text:p>
          </table:table-cell>
          <table:table-cell table:formula="of:=[.C76]*1" office:value-type="float" office:value="8.4708">
            <text:p>8.4708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110">
            <text:p>110</text:p>
          </table:table-cell>
          <table:table-cell office:value-type="string">
            <text:p>0.845176E+01</text:p>
          </table:table-cell>
          <table:table-cell table:formula="of:=[.C77]*1" office:value-type="float" office:value="8.45176">
            <text:p>8.45176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70">
            <text:p>170</text:p>
          </table:table-cell>
          <table:table-cell office:value-type="string">
            <text:p>0.843366E+01</text:p>
          </table:table-cell>
          <table:table-cell table:formula="of:=[.C78]*1" office:value-type="float" office:value="8.43366">
            <text:p>8.43366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190">
            <text:p>-190</text:p>
          </table:table-cell>
          <table:table-cell office:value-type="string">
            <text:p>0.843366E+01</text:p>
          </table:table-cell>
          <table:table-cell table:formula="of:=[.C79]*1" office:value-type="float" office:value="8.43366">
            <text:p>8.43366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50">
            <text:p>50</text:p>
          </table:table-cell>
          <table:table-cell office:value-type="string">
            <text:p>0.841285E+01</text:p>
          </table:table-cell>
          <table:table-cell table:formula="of:=[.C80]*1" office:value-type="float" office:value="8.41285">
            <text:p>8.4128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string">
            <text:p>0.841285E+01</text:p>
          </table:table-cell>
          <table:table-cell table:formula="of:=[.C81]*1" office:value-type="float" office:value="8.41285">
            <text:p>8.41285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165">
            <text:p>-165</text:p>
          </table:table-cell>
          <table:table-cell office:value-type="string">
            <text:p>0.838326E+01</text:p>
          </table:table-cell>
          <table:table-cell table:formula="of:=[.C82]*1" office:value-type="float" office:value="8.38326">
            <text:p>8.38326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95">
            <text:p>195</text:p>
          </table:table-cell>
          <table:table-cell office:value-type="string">
            <text:p>0.838326E+01</text:p>
          </table:table-cell>
          <table:table-cell table:formula="of:=[.C83]*1" office:value-type="float" office:value="8.38326">
            <text:p>8.38326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70">
            <text:p>-70</text:p>
          </table:table-cell>
          <table:table-cell office:value-type="string">
            <text:p>0.838159E+01</text:p>
          </table:table-cell>
          <table:table-cell table:formula="of:=[.C84]*1" office:value-type="float" office:value="8.38159">
            <text:p>8.38159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15">
            <text:p>15</text:p>
          </table:table-cell>
          <table:table-cell office:value-type="string">
            <text:p>0.833700E+01</text:p>
          </table:table-cell>
          <table:table-cell table:formula="of:=[.C85]*1" office:value-type="float" office:value="8.337">
            <text:p>8.33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">
            <text:p>15</text:p>
          </table:table-cell>
          <table:table-cell office:value-type="string">
            <text:p>0.833700E+01</text:p>
          </table:table-cell>
          <table:table-cell table:formula="of:=[.C86]*1" office:value-type="float" office:value="8.337">
            <text:p>8.33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0.831831E+01</text:p>
          </table:table-cell>
          <table:table-cell table:formula="of:=[.C87]*1" office:value-type="float" office:value="8.31831">
            <text:p>8.31831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90">
            <text:p>90</text:p>
          </table:table-cell>
          <table:table-cell office:value-type="string">
            <text:p>0.831153E+01</text:p>
          </table:table-cell>
          <table:table-cell table:formula="of:=[.C88]*1" office:value-type="float" office:value="8.31153">
            <text:p>8.3115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0">
            <text:p>90</text:p>
          </table:table-cell>
          <table:table-cell office:value-type="string">
            <text:p>0.831153E+01</text:p>
          </table:table-cell>
          <table:table-cell table:formula="of:=[.C89]*1" office:value-type="float" office:value="8.31153">
            <text:p>8.31153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85">
            <text:p>-85</text:p>
          </table:table-cell>
          <table:table-cell office:value-type="string">
            <text:p>0.830654E+01</text:p>
          </table:table-cell>
          <table:table-cell table:formula="of:=[.C90]*1" office:value-type="float" office:value="8.30654">
            <text:p>8.30654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90">
            <text:p>90</text:p>
          </table:table-cell>
          <table:table-cell office:value-type="string">
            <text:p>0.825707E+01</text:p>
          </table:table-cell>
          <table:table-cell table:formula="of:=[.C91]*1" office:value-type="float" office:value="8.25707">
            <text:p>8.25707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30">
            <text:p>30</text:p>
          </table:table-cell>
          <table:table-cell office:value-type="string">
            <text:p>0.825643E+01</text:p>
          </table:table-cell>
          <table:table-cell table:formula="of:=[.C92]*1" office:value-type="float" office:value="8.25643">
            <text:p>8.256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0.819715E+01</text:p>
          </table:table-cell>
          <table:table-cell table:formula="of:=[.C93]*1" office:value-type="float" office:value="8.19715">
            <text:p>8.197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80">
            <text:p>-180</text:p>
          </table:table-cell>
          <table:table-cell office:value-type="string">
            <text:p>0.819715E+01</text:p>
          </table:table-cell>
          <table:table-cell table:formula="of:=[.C94]*1" office:value-type="float" office:value="8.19715">
            <text:p>8.197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string">
            <text:p>0.818693E+01</text:p>
          </table:table-cell>
          <table:table-cell table:formula="of:=[.C95]*1" office:value-type="float" office:value="8.18693">
            <text:p>8.186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90">
            <text:p>-190</text:p>
          </table:table-cell>
          <table:table-cell office:value-type="string">
            <text:p>0.818693E+01</text:p>
          </table:table-cell>
          <table:table-cell table:formula="of:=[.C96]*1" office:value-type="float" office:value="8.18693">
            <text:p>8.186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50">
            <text:p>-150</text:p>
          </table:table-cell>
          <table:table-cell office:value-type="string">
            <text:p>0.817581E+01</text:p>
          </table:table-cell>
          <table:table-cell table:formula="of:=[.C97]*1" office:value-type="float" office:value="8.17581">
            <text:p>8.175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office:value-type="string">
            <text:p>0.817581E+01</text:p>
          </table:table-cell>
          <table:table-cell table:formula="of:=[.C98]*1" office:value-type="float" office:value="8.17581">
            <text:p>8.17581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100">
            <text:p>-100</text:p>
          </table:table-cell>
          <table:table-cell office:value-type="string">
            <text:p>0.817410E+01</text:p>
          </table:table-cell>
          <table:table-cell table:formula="of:=[.C99]*1" office:value-type="float" office:value="8.1741">
            <text:p>8.1741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60">
            <text:p>160</text:p>
          </table:table-cell>
          <table:table-cell office:value-type="string">
            <text:p>0.815135E+01</text:p>
          </table:table-cell>
          <table:table-cell table:formula="of:=[.C100]*1" office:value-type="float" office:value="8.15135">
            <text:p>8.15135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string">
            <text:p>0.815135E+01</text:p>
          </table:table-cell>
          <table:table-cell table:formula="of:=[.C101]*1" office:value-type="float" office:value="8.15135">
            <text:p>8.15135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10">
            <text:p>110</text:p>
          </table:table-cell>
          <table:table-cell office:value-type="string">
            <text:p>0.811340E+01</text:p>
          </table:table-cell>
          <table:table-cell table:formula="of:=[.C102]*1" office:value-type="float" office:value="8.1134">
            <text:p>8.11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0">
            <text:p>-10</text:p>
          </table:table-cell>
          <table:table-cell office:value-type="string">
            <text:p>0.802537E+01</text:p>
          </table:table-cell>
          <table:table-cell table:formula="of:=[.C103]*1" office:value-type="float" office:value="8.02537">
            <text:p>8.02537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10">
            <text:p>-10</text:p>
          </table:table-cell>
          <table:table-cell office:value-type="string">
            <text:p>0.802537E+01</text:p>
          </table:table-cell>
          <table:table-cell table:formula="of:=[.C104]*1" office:value-type="float" office:value="8.02537">
            <text:p>8.02537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50">
            <text:p>50</text:p>
          </table:table-cell>
          <table:table-cell office:value-type="string">
            <text:p>0.801361E+01</text:p>
          </table:table-cell>
          <table:table-cell table:formula="of:=[.C105]*1" office:value-type="float" office:value="8.01361">
            <text:p>8.013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string">
            <text:p>0.801270E+01</text:p>
          </table:table-cell>
          <table:table-cell table:formula="of:=[.C106]*1" office:value-type="float" office:value="8.0127">
            <text:p>8.01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200">
            <text:p>-200</text:p>
          </table:table-cell>
          <table:table-cell office:value-type="string">
            <text:p>0.801270E+01</text:p>
          </table:table-cell>
          <table:table-cell table:formula="of:=[.C107]*1" office:value-type="float" office:value="8.0127">
            <text:p>8.01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0.799127E+01</text:p>
          </table:table-cell>
          <table:table-cell table:formula="of:=[.C108]*1" office:value-type="float" office:value="7.99127">
            <text:p>7.991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00">
            <text:p>-200</text:p>
          </table:table-cell>
          <table:table-cell office:value-type="string">
            <text:p>0.799127E+01</text:p>
          </table:table-cell>
          <table:table-cell table:formula="of:=[.C109]*1" office:value-type="float" office:value="7.99127">
            <text:p>7.9912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string">
            <text:p>0.798294E+01</text:p>
          </table:table-cell>
          <table:table-cell table:formula="of:=[.C110]*1" office:value-type="float" office:value="7.98294">
            <text:p>7.9829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string">
            <text:p>0.793641E+01</text:p>
          </table:table-cell>
          <table:table-cell table:formula="of:=[.C111]*1" office:value-type="float" office:value="7.93641">
            <text:p>7.93641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55">
            <text:p>-55</text:p>
          </table:table-cell>
          <table:table-cell office:value-type="string">
            <text:p>0.792132E+01</text:p>
          </table:table-cell>
          <table:table-cell table:formula="of:=[.C112]*1" office:value-type="float" office:value="7.92132">
            <text:p>7.9213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0.779297E+01</text:p>
          </table:table-cell>
          <table:table-cell table:formula="of:=[.C113]*1" office:value-type="float" office:value="7.79297">
            <text:p>7.79297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0">
            <text:p>0</text:p>
          </table:table-cell>
          <table:table-cell office:value-type="string">
            <text:p>0.779297E+01</text:p>
          </table:table-cell>
          <table:table-cell table:formula="of:=[.C114]*1" office:value-type="float" office:value="7.79297">
            <text:p>7.79297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45">
            <text:p>145</text:p>
          </table:table-cell>
          <table:table-cell office:value-type="string">
            <text:p>0.777595E+01</text:p>
          </table:table-cell>
          <table:table-cell table:formula="of:=[.C115]*1" office:value-type="float" office:value="7.77595">
            <text:p>7.7759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30">
            <text:p>-130</text:p>
          </table:table-cell>
          <table:table-cell office:value-type="string">
            <text:p>0.776415E+01</text:p>
          </table:table-cell>
          <table:table-cell table:formula="of:=[.C116]*1" office:value-type="float" office:value="7.76415">
            <text:p>7.76415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30">
            <text:p>30</text:p>
          </table:table-cell>
          <table:table-cell office:value-type="string">
            <text:p>0.773153E+01</text:p>
          </table:table-cell>
          <table:table-cell table:formula="of:=[.C117]*1" office:value-type="float" office:value="7.73153">
            <text:p>7.7315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">
            <text:p>30</text:p>
          </table:table-cell>
          <table:table-cell office:value-type="string">
            <text:p>0.773153E+01</text:p>
          </table:table-cell>
          <table:table-cell table:formula="of:=[.C118]*1" office:value-type="float" office:value="7.73153">
            <text:p>7.7315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string">
            <text:p>0.772461E+01</text:p>
          </table:table-cell>
          <table:table-cell table:formula="of:=[.C119]*1" office:value-type="float" office:value="7.72461">
            <text:p>7.72461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5">
            <text:p>15</text:p>
          </table:table-cell>
          <table:table-cell office:value-type="string">
            <text:p>0.769248E+01</text:p>
          </table:table-cell>
          <table:table-cell table:formula="of:=[.C120]*1" office:value-type="float" office:value="7.69248">
            <text:p>7.69248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130">
            <text:p>130</text:p>
          </table:table-cell>
          <table:table-cell office:value-type="string">
            <text:p>0.768881E+01</text:p>
          </table:table-cell>
          <table:table-cell table:formula="of:=[.C121]*1" office:value-type="float" office:value="7.68881">
            <text:p>7.68881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50">
            <text:p>-150</text:p>
          </table:table-cell>
          <table:table-cell office:value-type="string">
            <text:p>0.768114E+01</text:p>
          </table:table-cell>
          <table:table-cell table:formula="of:=[.C122]*1" office:value-type="float" office:value="7.68114">
            <text:p>7.68114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10">
            <text:p>210</text:p>
          </table:table-cell>
          <table:table-cell office:value-type="string">
            <text:p>0.768114E+01</text:p>
          </table:table-cell>
          <table:table-cell table:formula="of:=[.C123]*1" office:value-type="float" office:value="7.68114">
            <text:p>7.68114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string">
            <text:p>0.766597E+01</text:p>
          </table:table-cell>
          <table:table-cell table:formula="of:=[.C124]*1" office:value-type="float" office:value="7.66597">
            <text:p>7.66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65">
            <text:p>-165</text:p>
          </table:table-cell>
          <table:table-cell office:value-type="string">
            <text:p>0.763719E+01</text:p>
          </table:table-cell>
          <table:table-cell table:formula="of:=[.C125]*1" office:value-type="float" office:value="7.63719">
            <text:p>7.637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0.763719E+01</text:p>
          </table:table-cell>
          <table:table-cell table:formula="of:=[.C126]*1" office:value-type="float" office:value="7.63719">
            <text:p>7.6371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string">
            <text:p>0.762285E+01</text:p>
          </table:table-cell>
          <table:table-cell table:formula="of:=[.C127]*1" office:value-type="float" office:value="7.62285">
            <text:p>7.622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30">
            <text:p>-130</text:p>
          </table:table-cell>
          <table:table-cell office:value-type="string">
            <text:p>0.758694E+01</text:p>
          </table:table-cell>
          <table:table-cell table:formula="of:=[.C128]*1" office:value-type="float" office:value="7.58694">
            <text:p>7.5869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15">
            <text:p>-115</text:p>
          </table:table-cell>
          <table:table-cell office:value-type="string">
            <text:p>0.758058E+01</text:p>
          </table:table-cell>
          <table:table-cell table:formula="of:=[.C129]*1" office:value-type="float" office:value="7.58058">
            <text:p>7.58058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80">
            <text:p>180</text:p>
          </table:table-cell>
          <table:table-cell office:value-type="string">
            <text:p>0.757232E+01</text:p>
          </table:table-cell>
          <table:table-cell table:formula="of:=[.C130]*1" office:value-type="float" office:value="7.57232">
            <text:p>7.57232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180">
            <text:p>-180</text:p>
          </table:table-cell>
          <table:table-cell office:value-type="string">
            <text:p>0.757232E+01</text:p>
          </table:table-cell>
          <table:table-cell table:formula="of:=[.C131]*1" office:value-type="float" office:value="7.57232">
            <text:p>7.572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00">
            <text:p>-100</text:p>
          </table:table-cell>
          <table:table-cell office:value-type="string">
            <text:p>0.756645E+01</text:p>
          </table:table-cell>
          <table:table-cell table:formula="of:=[.C132]*1" office:value-type="float" office:value="7.56645">
            <text:p>7.56645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70">
            <text:p>70</text:p>
          </table:table-cell>
          <table:table-cell office:value-type="string">
            <text:p>0.755163E+01</text:p>
          </table:table-cell>
          <table:table-cell table:formula="of:=[.C133]*1" office:value-type="float" office:value="7.55163">
            <text:p>7.55163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110">
            <text:p>110</text:p>
          </table:table-cell>
          <table:table-cell office:value-type="string">
            <text:p>0.752660E+01</text:p>
          </table:table-cell>
          <table:table-cell table:formula="of:=[.C134]*1" office:value-type="float" office:value="7.5266">
            <text:p>7.526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string">
            <text:p>0.752660E+01</text:p>
          </table:table-cell>
          <table:table-cell table:formula="of:=[.C135]*1" office:value-type="float" office:value="7.5266">
            <text:p>7.526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85">
            <text:p>-85</text:p>
          </table:table-cell>
          <table:table-cell office:value-type="string">
            <text:p>0.750337E+01</text:p>
          </table:table-cell>
          <table:table-cell table:formula="of:=[.C136]*1" office:value-type="float" office:value="7.50337">
            <text:p>7.50337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115">
            <text:p>-115</text:p>
          </table:table-cell>
          <table:table-cell office:value-type="string">
            <text:p>0.750265E+01</text:p>
          </table:table-cell>
          <table:table-cell table:formula="of:=[.C137]*1" office:value-type="float" office:value="7.50265">
            <text:p>7.502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30">
            <text:p>-130</text:p>
          </table:table-cell>
          <table:table-cell office:value-type="string">
            <text:p>0.750228E+01</text:p>
          </table:table-cell>
          <table:table-cell table:formula="of:=[.C138]*1" office:value-type="float" office:value="7.50228">
            <text:p>7.502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0.747262E+01</text:p>
          </table:table-cell>
          <table:table-cell table:formula="of:=[.C139]*1" office:value-type="float" office:value="7.47262">
            <text:p>7.47262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30">
            <text:p>130</text:p>
          </table:table-cell>
          <table:table-cell office:value-type="string">
            <text:p>0.747149E+01</text:p>
          </table:table-cell>
          <table:table-cell table:formula="of:=[.C140]*1" office:value-type="float" office:value="7.47149">
            <text:p>7.47149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70">
            <text:p>70</text:p>
          </table:table-cell>
          <table:table-cell office:value-type="string">
            <text:p>0.743840E+01</text:p>
          </table:table-cell>
          <table:table-cell table:formula="of:=[.C141]*1" office:value-type="float" office:value="7.4384">
            <text:p>7.43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0">
            <text:p>70</text:p>
          </table:table-cell>
          <table:table-cell office:value-type="string">
            <text:p>0.743840E+01</text:p>
          </table:table-cell>
          <table:table-cell table:formula="of:=[.C142]*1" office:value-type="float" office:value="7.4384">
            <text:p>7.4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  <table:table-cell office:value-type="string">
            <text:p>0.743508E+01</text:p>
          </table:table-cell>
          <table:table-cell table:formula="of:=[.C143]*1" office:value-type="float" office:value="7.43508">
            <text:p>7.435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string">
            <text:p>0.743508E+01</text:p>
          </table:table-cell>
          <table:table-cell table:formula="of:=[.C144]*1" office:value-type="float" office:value="7.43508">
            <text:p>7.435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70">
            <text:p>-70</text:p>
          </table:table-cell>
          <table:table-cell office:value-type="string">
            <text:p>0.741949E+01</text:p>
          </table:table-cell>
          <table:table-cell table:formula="of:=[.C145]*1" office:value-type="float" office:value="7.41949">
            <text:p>7.4194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70">
            <text:p>-70</text:p>
          </table:table-cell>
          <table:table-cell office:value-type="string">
            <text:p>0.738334E+01</text:p>
          </table:table-cell>
          <table:table-cell table:formula="of:=[.C146]*1" office:value-type="float" office:value="7.38334">
            <text:p>7.383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40">
            <text:p>-40</text:p>
          </table:table-cell>
          <table:table-cell office:value-type="string">
            <text:p>0.738043E+01</text:p>
          </table:table-cell>
          <table:table-cell table:formula="of:=[.C147]*1" office:value-type="float" office:value="7.38043">
            <text:p>7.38043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90">
            <text:p>90</text:p>
          </table:table-cell>
          <table:table-cell office:value-type="string">
            <text:p>0.736981E+01</text:p>
          </table:table-cell>
          <table:table-cell table:formula="of:=[.C148]*1" office:value-type="float" office:value="7.36981">
            <text:p>7.3698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0">
            <text:p>90</text:p>
          </table:table-cell>
          <table:table-cell office:value-type="string">
            <text:p>0.736981E+01</text:p>
          </table:table-cell>
          <table:table-cell table:formula="of:=[.C149]*1" office:value-type="float" office:value="7.36981">
            <text:p>7.3698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string">
            <text:p>0.734870E+01</text:p>
          </table:table-cell>
          <table:table-cell table:formula="of:=[.C150]*1" office:value-type="float" office:value="7.3487">
            <text:p>7.3487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100">
            <text:p>-100</text:p>
          </table:table-cell>
          <table:table-cell office:value-type="string">
            <text:p>0.734488E+01</text:p>
          </table:table-cell>
          <table:table-cell table:formula="of:=[.C151]*1" office:value-type="float" office:value="7.34488">
            <text:p>7.34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55">
            <text:p>-55</text:p>
          </table:table-cell>
          <table:table-cell office:value-type="string">
            <text:p>0.732227E+01</text:p>
          </table:table-cell>
          <table:table-cell table:formula="of:=[.C152]*1" office:value-type="float" office:value="7.32227">
            <text:p>7.3222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.731501E+01</text:p>
          </table:table-cell>
          <table:table-cell table:formula="of:=[.C153]*1" office:value-type="float" office:value="7.31501">
            <text:p>7.315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85">
            <text:p>-85</text:p>
          </table:table-cell>
          <table:table-cell office:value-type="string">
            <text:p>0.729567E+01</text:p>
          </table:table-cell>
          <table:table-cell table:formula="of:=[.C154]*1" office:value-type="float" office:value="7.29567">
            <text:p>7.29567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90">
            <text:p>90</text:p>
          </table:table-cell>
          <table:table-cell office:value-type="string">
            <text:p>0.728321E+01</text:p>
          </table:table-cell>
          <table:table-cell table:formula="of:=[.C155]*1" office:value-type="float" office:value="7.28321">
            <text:p>7.28321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50">
            <text:p>50</text:p>
          </table:table-cell>
          <table:table-cell office:value-type="string">
            <text:p>0.726152E+01</text:p>
          </table:table-cell>
          <table:table-cell table:formula="of:=[.C156]*1" office:value-type="float" office:value="7.26152">
            <text:p>7.2615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0">
            <text:p>50</text:p>
          </table:table-cell>
          <table:table-cell office:value-type="string">
            <text:p>0.726152E+01</text:p>
          </table:table-cell>
          <table:table-cell table:formula="of:=[.C157]*1" office:value-type="float" office:value="7.26152">
            <text:p>7.26152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30">
            <text:p>-130</text:p>
          </table:table-cell>
          <table:table-cell office:value-type="string">
            <text:p>0.724376E+01</text:p>
          </table:table-cell>
          <table:table-cell table:formula="of:=[.C158]*1" office:value-type="float" office:value="7.24376">
            <text:p>7.2437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55">
            <text:p>-55</text:p>
          </table:table-cell>
          <table:table-cell office:value-type="string">
            <text:p>0.723973E+01</text:p>
          </table:table-cell>
          <table:table-cell table:formula="of:=[.C159]*1" office:value-type="float" office:value="7.23973">
            <text:p>7.23973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30">
            <text:p>30</text:p>
          </table:table-cell>
          <table:table-cell office:value-type="string">
            <text:p>0.722919E+01</text:p>
          </table:table-cell>
          <table:table-cell table:formula="of:=[.C160]*1" office:value-type="float" office:value="7.22919">
            <text:p>7.2291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50">
            <text:p>-150</text:p>
          </table:table-cell>
          <table:table-cell office:value-type="string">
            <text:p>0.719689E+01</text:p>
          </table:table-cell>
          <table:table-cell table:formula="of:=[.C161]*1" office:value-type="float" office:value="7.19689">
            <text:p>7.196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0">
            <text:p>210</text:p>
          </table:table-cell>
          <table:table-cell office:value-type="string">
            <text:p>0.719689E+01</text:p>
          </table:table-cell>
          <table:table-cell table:formula="of:=[.C162]*1" office:value-type="float" office:value="7.19689">
            <text:p>7.196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15">
            <text:p>-115</text:p>
          </table:table-cell>
          <table:table-cell office:value-type="string">
            <text:p>0.718916E+01</text:p>
          </table:table-cell>
          <table:table-cell table:formula="of:=[.C163]*1" office:value-type="float" office:value="7.18916">
            <text:p>7.189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string">
            <text:p>0.717774E+01</text:p>
          </table:table-cell>
          <table:table-cell table:formula="of:=[.C164]*1" office:value-type="float" office:value="7.17774">
            <text:p>7.1777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5">
            <text:p>-55</text:p>
          </table:table-cell>
          <table:table-cell office:value-type="string">
            <text:p>0.717034E+01</text:p>
          </table:table-cell>
          <table:table-cell table:formula="of:=[.C165]*1" office:value-type="float" office:value="7.17034">
            <text:p>7.170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string">
            <text:p>0.717024E+01</text:p>
          </table:table-cell>
          <table:table-cell table:formula="of:=[.C166]*1" office:value-type="float" office:value="7.17024">
            <text:p>7.17024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15">
            <text:p>15</text:p>
          </table:table-cell>
          <table:table-cell office:value-type="string">
            <text:p>0.717024E+01</text:p>
          </table:table-cell>
          <table:table-cell table:formula="of:=[.C167]*1" office:value-type="float" office:value="7.17024">
            <text:p>7.1702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70">
            <text:p>-70</text:p>
          </table:table-cell>
          <table:table-cell office:value-type="string">
            <text:p>0.716549E+01</text:p>
          </table:table-cell>
          <table:table-cell table:formula="of:=[.C168]*1" office:value-type="float" office:value="7.16549">
            <text:p>7.1654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0.715130E+01</text:p>
          </table:table-cell>
          <table:table-cell table:formula="of:=[.C169]*1" office:value-type="float" office:value="7.1513">
            <text:p>7.151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0.715025E+01</text:p>
          </table:table-cell>
          <table:table-cell table:formula="of:=[.C170]*1" office:value-type="float" office:value="7.15025">
            <text:p>7.1502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string">
            <text:p>0.713718E+01</text:p>
          </table:table-cell>
          <table:table-cell table:formula="of:=[.C171]*1" office:value-type="float" office:value="7.13718">
            <text:p>7.13718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40">
            <text:p>-40</text:p>
          </table:table-cell>
          <table:table-cell office:value-type="string">
            <text:p>0.713135E+01</text:p>
          </table:table-cell>
          <table:table-cell table:formula="of:=[.C172]*1" office:value-type="float" office:value="7.13135">
            <text:p>7.1313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0">
            <text:p>-10</text:p>
          </table:table-cell>
          <table:table-cell office:value-type="string">
            <text:p>0.712720E+01</text:p>
          </table:table-cell>
          <table:table-cell table:formula="of:=[.C173]*1" office:value-type="float" office:value="7.1272">
            <text:p>7.127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string">
            <text:p>0.712417E+01</text:p>
          </table:table-cell>
          <table:table-cell table:formula="of:=[.C174]*1" office:value-type="float" office:value="7.12417">
            <text:p>7.1241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0">
            <text:p>-10</text:p>
          </table:table-cell>
          <table:table-cell office:value-type="string">
            <text:p>0.711427E+01</text:p>
          </table:table-cell>
          <table:table-cell table:formula="of:=[.C175]*1" office:value-type="float" office:value="7.11427">
            <text:p>7.1142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0">
            <text:p>-40</text:p>
          </table:table-cell>
          <table:table-cell office:value-type="string">
            <text:p>0.711009E+01</text:p>
          </table:table-cell>
          <table:table-cell table:formula="of:=[.C176]*1" office:value-type="float" office:value="7.11009">
            <text:p>7.11009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145">
            <text:p>145</text:p>
          </table:table-cell>
          <table:table-cell office:value-type="string">
            <text:p>0.710260E+01</text:p>
          </table:table-cell>
          <table:table-cell table:formula="of:=[.C177]*1" office:value-type="float" office:value="7.1026">
            <text:p>7.1026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65">
            <text:p>-165</text:p>
          </table:table-cell>
          <table:table-cell office:value-type="string">
            <text:p>0.709143E+01</text:p>
          </table:table-cell>
          <table:table-cell table:formula="of:=[.C178]*1" office:value-type="float" office:value="7.09143">
            <text:p>7.09143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95">
            <text:p>195</text:p>
          </table:table-cell>
          <table:table-cell office:value-type="string">
            <text:p>0.709143E+01</text:p>
          </table:table-cell>
          <table:table-cell table:formula="of:=[.C179]*1" office:value-type="float" office:value="7.09143">
            <text:p>7.0914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.708857E+01</text:p>
          </table:table-cell>
          <table:table-cell table:formula="of:=[.C180]*1" office:value-type="float" office:value="7.08857">
            <text:p>7.088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0">
            <text:p>-10</text:p>
          </table:table-cell>
          <table:table-cell office:value-type="string">
            <text:p>0.708108E+01</text:p>
          </table:table-cell>
          <table:table-cell table:formula="of:=[.C181]*1" office:value-type="float" office:value="7.08108">
            <text:p>7.081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.706192E+01</text:p>
          </table:table-cell>
          <table:table-cell table:formula="of:=[.C182]*1" office:value-type="float" office:value="7.06192">
            <text:p>7.061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85">
            <text:p>-85</text:p>
          </table:table-cell>
          <table:table-cell office:value-type="string">
            <text:p>0.705645E+01</text:p>
          </table:table-cell>
          <table:table-cell table:formula="of:=[.C183]*1" office:value-type="float" office:value="7.05645">
            <text:p>7.05645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70">
            <text:p>170</text:p>
          </table:table-cell>
          <table:table-cell office:value-type="string">
            <text:p>0.704406E+01</text:p>
          </table:table-cell>
          <table:table-cell table:formula="of:=[.C184]*1" office:value-type="float" office:value="7.04406">
            <text:p>7.04406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190">
            <text:p>-190</text:p>
          </table:table-cell>
          <table:table-cell office:value-type="string">
            <text:p>0.704406E+01</text:p>
          </table:table-cell>
          <table:table-cell table:formula="of:=[.C185]*1" office:value-type="float" office:value="7.04406">
            <text:p>7.0440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0.703866E+01</text:p>
          </table:table-cell>
          <table:table-cell table:formula="of:=[.C186]*1" office:value-type="float" office:value="7.03866">
            <text:p>7.038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85">
            <text:p>-85</text:p>
          </table:table-cell>
          <table:table-cell office:value-type="string">
            <text:p>0.701983E+01</text:p>
          </table:table-cell>
          <table:table-cell table:formula="of:=[.C187]*1" office:value-type="float" office:value="7.01983">
            <text:p>7.019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25">
            <text:p>-25</text:p>
          </table:table-cell>
          <table:table-cell office:value-type="string">
            <text:p>0.701900E+01</text:p>
          </table:table-cell>
          <table:table-cell table:formula="of:=[.C188]*1" office:value-type="float" office:value="7.019">
            <text:p>7.019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25">
            <text:p>-25</text:p>
          </table:table-cell>
          <table:table-cell office:value-type="string">
            <text:p>0.701399E+01</text:p>
          </table:table-cell>
          <table:table-cell table:formula="of:=[.C189]*1" office:value-type="float" office:value="7.01399">
            <text:p>7.01399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string">
            <text:p>0.700301E+01</text:p>
          </table:table-cell>
          <table:table-cell table:formula="of:=[.C190]*1" office:value-type="float" office:value="7.00301">
            <text:p>7.003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25">
            <text:p>-25</text:p>
          </table:table-cell>
          <table:table-cell office:value-type="string">
            <text:p>0.698919E+01</text:p>
          </table:table-cell>
          <table:table-cell table:formula="of:=[.C191]*1" office:value-type="float" office:value="6.98919">
            <text:p>6.989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00">
            <text:p>-100</text:p>
          </table:table-cell>
          <table:table-cell office:value-type="string">
            <text:p>0.698692E+01</text:p>
          </table:table-cell>
          <table:table-cell table:formula="of:=[.C192]*1" office:value-type="float" office:value="6.98692">
            <text:p>6.9869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  <table:table-cell office:value-type="string">
            <text:p>0.696995E+01</text:p>
          </table:table-cell>
          <table:table-cell table:formula="of:=[.C193]*1" office:value-type="float" office:value="6.96995">
            <text:p>6.9699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5">
            <text:p>-25</text:p>
          </table:table-cell>
          <table:table-cell office:value-type="string">
            <text:p>0.694713E+01</text:p>
          </table:table-cell>
          <table:table-cell table:formula="of:=[.C194]*1" office:value-type="float" office:value="6.94713">
            <text:p>6.9471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40">
            <text:p>-40</text:p>
          </table:table-cell>
          <table:table-cell office:value-type="string">
            <text:p>0.694537E+01</text:p>
          </table:table-cell>
          <table:table-cell table:formula="of:=[.C195]*1" office:value-type="float" office:value="6.94537">
            <text:p>6.9453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0.693926E+01</text:p>
          </table:table-cell>
          <table:table-cell table:formula="of:=[.C196]*1" office:value-type="float" office:value="6.93926">
            <text:p>6.93926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10">
            <text:p>110</text:p>
          </table:table-cell>
          <table:table-cell office:value-type="string">
            <text:p>0.690479E+01</text:p>
          </table:table-cell>
          <table:table-cell table:formula="of:=[.C197]*1" office:value-type="float" office:value="6.90479">
            <text:p>6.9047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15">
            <text:p>-115</text:p>
          </table:table-cell>
          <table:table-cell office:value-type="string">
            <text:p>0.690338E+01</text:p>
          </table:table-cell>
          <table:table-cell table:formula="of:=[.C198]*1" office:value-type="float" office:value="6.90338">
            <text:p>6.903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65">
            <text:p>-165</text:p>
          </table:table-cell>
          <table:table-cell office:value-type="string">
            <text:p>0.689740E+01</text:p>
          </table:table-cell>
          <table:table-cell table:formula="of:=[.C199]*1" office:value-type="float" office:value="6.8974">
            <text:p>6.897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string">
            <text:p>0.689740E+01</text:p>
          </table:table-cell>
          <table:table-cell table:formula="of:=[.C200]*1" office:value-type="float" office:value="6.8974">
            <text:p>6.8974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5">
            <text:p>15</text:p>
          </table:table-cell>
          <table:table-cell office:value-type="string">
            <text:p>0.688685E+01</text:p>
          </table:table-cell>
          <table:table-cell table:formula="of:=[.C201]*1" office:value-type="float" office:value="6.88685">
            <text:p>6.88685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string">
            <text:p>0.688352E+01</text:p>
          </table:table-cell>
          <table:table-cell table:formula="of:=[.C202]*1" office:value-type="float" office:value="6.88352">
            <text:p>6.8835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0.687362E+01</text:p>
          </table:table-cell>
          <table:table-cell table:formula="of:=[.C203]*1" office:value-type="float" office:value="6.87362">
            <text:p>6.873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55">
            <text:p>-55</text:p>
          </table:table-cell>
          <table:table-cell office:value-type="string">
            <text:p>0.686030E+01</text:p>
          </table:table-cell>
          <table:table-cell table:formula="of:=[.C204]*1" office:value-type="float" office:value="6.8603">
            <text:p>6.8603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110">
            <text:p>110</text:p>
          </table:table-cell>
          <table:table-cell office:value-type="string">
            <text:p>0.673981E+01</text:p>
          </table:table-cell>
          <table:table-cell table:formula="of:=[.C205]*1" office:value-type="float" office:value="6.73981">
            <text:p>6.7398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10">
            <text:p>110</text:p>
          </table:table-cell>
          <table:table-cell office:value-type="string">
            <text:p>0.673981E+01</text:p>
          </table:table-cell>
          <table:table-cell table:formula="of:=[.C206]*1" office:value-type="float" office:value="6.73981">
            <text:p>6.73981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0">
            <text:p>-10</text:p>
          </table:table-cell>
          <table:table-cell office:value-type="string">
            <text:p>0.671248E+01</text:p>
          </table:table-cell>
          <table:table-cell table:formula="of:=[.C207]*1" office:value-type="float" office:value="6.71248">
            <text:p>6.7124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30">
            <text:p>-130</text:p>
          </table:table-cell>
          <table:table-cell office:value-type="string">
            <text:p>0.670412E+01</text:p>
          </table:table-cell>
          <table:table-cell table:formula="of:=[.C208]*1" office:value-type="float" office:value="6.70412">
            <text:p>6.7041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.670160E+01</text:p>
          </table:table-cell>
          <table:table-cell table:formula="of:=[.C209]*1" office:value-type="float" office:value="6.7016">
            <text:p>6.7016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90">
            <text:p>90</text:p>
          </table:table-cell>
          <table:table-cell office:value-type="string">
            <text:p>0.665422E+01</text:p>
          </table:table-cell>
          <table:table-cell table:formula="of:=[.C210]*1" office:value-type="float" office:value="6.65422">
            <text:p>6.654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5">
            <text:p>-25</text:p>
          </table:table-cell>
          <table:table-cell office:value-type="string">
            <text:p>0.661872E+01</text:p>
          </table:table-cell>
          <table:table-cell table:formula="of:=[.C211]*1" office:value-type="float" office:value="6.61872">
            <text:p>6.6187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string">
            <text:p>0.661622E+01</text:p>
          </table:table-cell>
          <table:table-cell table:formula="of:=[.C212]*1" office:value-type="float" office:value="6.61622">
            <text:p>6.61622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130">
            <text:p>130</text:p>
          </table:table-cell>
          <table:table-cell office:value-type="string">
            <text:p>0.655197E+01</text:p>
          </table:table-cell>
          <table:table-cell table:formula="of:=[.C213]*1" office:value-type="float" office:value="6.55197">
            <text:p>6.5519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0">
            <text:p>130</text:p>
          </table:table-cell>
          <table:table-cell office:value-type="string">
            <text:p>0.655197E+01</text:p>
          </table:table-cell>
          <table:table-cell table:formula="of:=[.C214]*1" office:value-type="float" office:value="6.55197">
            <text:p>6.551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0.649606E+01</text:p>
          </table:table-cell>
          <table:table-cell table:formula="of:=[.C215]*1" office:value-type="float" office:value="6.49606">
            <text:p>6.496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80">
            <text:p>-180</text:p>
          </table:table-cell>
          <table:table-cell office:value-type="string">
            <text:p>0.649606E+01</text:p>
          </table:table-cell>
          <table:table-cell table:formula="of:=[.C216]*1" office:value-type="float" office:value="6.49606">
            <text:p>6.49606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70">
            <text:p>70</text:p>
          </table:table-cell>
          <table:table-cell office:value-type="string">
            <text:p>0.645493E+01</text:p>
          </table:table-cell>
          <table:table-cell table:formula="of:=[.C217]*1" office:value-type="float" office:value="6.45493">
            <text:p>6.4549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15">
            <text:p>-115</text:p>
          </table:table-cell>
          <table:table-cell office:value-type="string">
            <text:p>0.643754E+01</text:p>
          </table:table-cell>
          <table:table-cell table:formula="of:=[.C218]*1" office:value-type="float" office:value="6.43754">
            <text:p>6.43754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60">
            <text:p>160</text:p>
          </table:table-cell>
          <table:table-cell office:value-type="string">
            <text:p>0.641693E+01</text:p>
          </table:table-cell>
          <table:table-cell table:formula="of:=[.C219]*1" office:value-type="float" office:value="6.41693">
            <text:p>6.41693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200">
            <text:p>-200</text:p>
          </table:table-cell>
          <table:table-cell office:value-type="string">
            <text:p>0.641693E+01</text:p>
          </table:table-cell>
          <table:table-cell table:formula="of:=[.C220]*1" office:value-type="float" office:value="6.41693">
            <text:p>6.416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00">
            <text:p>-100</text:p>
          </table:table-cell>
          <table:table-cell office:value-type="string">
            <text:p>0.640371E+01</text:p>
          </table:table-cell>
          <table:table-cell table:formula="of:=[.C221]*1" office:value-type="float" office:value="6.40371">
            <text:p>6.40371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50">
            <text:p>50</text:p>
          </table:table-cell>
          <table:table-cell office:value-type="string">
            <text:p>0.639939E+01</text:p>
          </table:table-cell>
          <table:table-cell table:formula="of:=[.C222]*1" office:value-type="float" office:value="6.39939">
            <text:p>6.3993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0">
            <text:p>170</text:p>
          </table:table-cell>
          <table:table-cell office:value-type="string">
            <text:p>0.639597E+01</text:p>
          </table:table-cell>
          <table:table-cell table:formula="of:=[.C223]*1" office:value-type="float" office:value="6.39597">
            <text:p>6.395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90">
            <text:p>-190</text:p>
          </table:table-cell>
          <table:table-cell office:value-type="string">
            <text:p>0.639597E+01</text:p>
          </table:table-cell>
          <table:table-cell table:formula="of:=[.C224]*1" office:value-type="float" office:value="6.39597">
            <text:p>6.3959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00">
            <text:p>-100</text:p>
          </table:table-cell>
          <table:table-cell office:value-type="string">
            <text:p>0.637033E+01</text:p>
          </table:table-cell>
          <table:table-cell table:formula="of:=[.C225]*1" office:value-type="float" office:value="6.37033">
            <text:p>6.3703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string">
            <text:p>0.636016E+01</text:p>
          </table:table-cell>
          <table:table-cell table:formula="of:=[.C226]*1" office:value-type="float" office:value="6.36016">
            <text:p>6.36016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30">
            <text:p>30</text:p>
          </table:table-cell>
          <table:table-cell office:value-type="string">
            <text:p>0.636016E+01</text:p>
          </table:table-cell>
          <table:table-cell table:formula="of:=[.C227]*1" office:value-type="float" office:value="6.36016">
            <text:p>6.360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string">
            <text:p>0.635512E+01</text:p>
          </table:table-cell>
          <table:table-cell table:formula="of:=[.C228]*1" office:value-type="float" office:value="6.35512">
            <text:p>6.355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80">
            <text:p>-180</text:p>
          </table:table-cell>
          <table:table-cell office:value-type="string">
            <text:p>0.635512E+01</text:p>
          </table:table-cell>
          <table:table-cell table:formula="of:=[.C229]*1" office:value-type="float" office:value="6.35512">
            <text:p>6.35512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160">
            <text:p>160</text:p>
          </table:table-cell>
          <table:table-cell office:value-type="string">
            <text:p>0.631826E+01</text:p>
          </table:table-cell>
          <table:table-cell table:formula="of:=[.C230]*1" office:value-type="float" office:value="6.31826">
            <text:p>6.31826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200">
            <text:p>-200</text:p>
          </table:table-cell>
          <table:table-cell office:value-type="string">
            <text:p>0.631826E+01</text:p>
          </table:table-cell>
          <table:table-cell table:formula="of:=[.C231]*1" office:value-type="float" office:value="6.31826">
            <text:p>6.31826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130">
            <text:p>-130</text:p>
          </table:table-cell>
          <table:table-cell office:value-type="string">
            <text:p>0.630588E+01</text:p>
          </table:table-cell>
          <table:table-cell table:formula="of:=[.C232]*1" office:value-type="float" office:value="6.30588">
            <text:p>6.3058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0">
            <text:p>-40</text:p>
          </table:table-cell>
          <table:table-cell office:value-type="string">
            <text:p>0.627008E+01</text:p>
          </table:table-cell>
          <table:table-cell table:formula="of:=[.C233]*1" office:value-type="float" office:value="6.27008">
            <text:p>6.2700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0">
            <text:p>-10</text:p>
          </table:table-cell>
          <table:table-cell office:value-type="string">
            <text:p>0.622425E+01</text:p>
          </table:table-cell>
          <table:table-cell table:formula="of:=[.C234]*1" office:value-type="float" office:value="6.22425">
            <text:p>6.2242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50">
            <text:p>-150</text:p>
          </table:table-cell>
          <table:table-cell office:value-type="string">
            <text:p>0.621052E+01</text:p>
          </table:table-cell>
          <table:table-cell table:formula="of:=[.C235]*1" office:value-type="float" office:value="6.21052">
            <text:p>6.2105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string">
            <text:p>0.621052E+01</text:p>
          </table:table-cell>
          <table:table-cell table:formula="of:=[.C236]*1" office:value-type="float" office:value="6.21052">
            <text:p>6.21052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85">
            <text:p>-85</text:p>
          </table:table-cell>
          <table:table-cell office:value-type="string">
            <text:p>0.620804E+01</text:p>
          </table:table-cell>
          <table:table-cell table:formula="of:=[.C237]*1" office:value-type="float" office:value="6.20804">
            <text:p>6.208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85">
            <text:p>-85</text:p>
          </table:table-cell>
          <table:table-cell office:value-type="string">
            <text:p>0.620804E+01</text:p>
          </table:table-cell>
          <table:table-cell table:formula="of:=[.C238]*1" office:value-type="float" office:value="6.20804">
            <text:p>6.2080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office:value-type="string">
            <text:p>0.619978E+01</text:p>
          </table:table-cell>
          <table:table-cell table:formula="of:=[.C239]*1" office:value-type="float" office:value="6.19978">
            <text:p>6.19978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string">
            <text:p>0.619608E+01</text:p>
          </table:table-cell>
          <table:table-cell table:formula="of:=[.C240]*1" office:value-type="float" office:value="6.19608">
            <text:p>6.196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0.619169E+01</text:p>
          </table:table-cell>
          <table:table-cell table:formula="of:=[.C241]*1" office:value-type="float" office:value="6.19169">
            <text:p>6.1916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string">
            <text:p>0.617679E+01</text:p>
          </table:table-cell>
          <table:table-cell table:formula="of:=[.C242]*1" office:value-type="float" office:value="6.17679">
            <text:p>6.1767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200">
            <text:p>-200</text:p>
          </table:table-cell>
          <table:table-cell office:value-type="string">
            <text:p>0.617679E+01</text:p>
          </table:table-cell>
          <table:table-cell table:formula="of:=[.C243]*1" office:value-type="float" office:value="6.17679">
            <text:p>6.176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0">
            <text:p>-10</text:p>
          </table:table-cell>
          <table:table-cell office:value-type="string">
            <text:p>0.616749E+01</text:p>
          </table:table-cell>
          <table:table-cell table:formula="of:=[.C244]*1" office:value-type="float" office:value="6.16749">
            <text:p>6.16749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80">
            <text:p>180</text:p>
          </table:table-cell>
          <table:table-cell office:value-type="string">
            <text:p>0.613493E+01</text:p>
          </table:table-cell>
          <table:table-cell table:formula="of:=[.C245]*1" office:value-type="float" office:value="6.13493">
            <text:p>6.13493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80">
            <text:p>-180</text:p>
          </table:table-cell>
          <table:table-cell office:value-type="string">
            <text:p>0.613493E+01</text:p>
          </table:table-cell>
          <table:table-cell table:formula="of:=[.C246]*1" office:value-type="float" office:value="6.13493">
            <text:p>6.13493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50">
            <text:p>-150</text:p>
          </table:table-cell>
          <table:table-cell office:value-type="string">
            <text:p>0.608505E+01</text:p>
          </table:table-cell>
          <table:table-cell table:formula="of:=[.C247]*1" office:value-type="float" office:value="6.08505">
            <text:p>6.08505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210">
            <text:p>210</text:p>
          </table:table-cell>
          <table:table-cell office:value-type="string">
            <text:p>0.608505E+01</text:p>
          </table:table-cell>
          <table:table-cell table:formula="of:=[.C248]*1" office:value-type="float" office:value="6.08505">
            <text:p>6.08505</text:p>
          </table:table-cell>
        </table:table-row>
        <table:table-row table:style-name="ro1">
          <table:table-cell table:number-columns-repeated="2" office:value-type="float" office:value="-70">
            <text:p>-70</text:p>
          </table:table-cell>
          <table:table-cell office:value-type="string">
            <text:p>0.603810E+01</text:p>
          </table:table-cell>
          <table:table-cell table:formula="of:=[.C249]*1" office:value-type="float" office:value="6.0381">
            <text:p>6.03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.602322E+01</text:p>
          </table:table-cell>
          <table:table-cell table:formula="of:=[.C250]*1" office:value-type="float" office:value="6.02322">
            <text:p>6.0232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0">
            <text:p>-10</text:p>
          </table:table-cell>
          <table:table-cell office:value-type="string">
            <text:p>0.602283E+01</text:p>
          </table:table-cell>
          <table:table-cell table:formula="of:=[.C251]*1" office:value-type="float" office:value="6.02283">
            <text:p>6.02283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10">
            <text:p>-10</text:p>
          </table:table-cell>
          <table:table-cell office:value-type="string">
            <text:p>0.602283E+01</text:p>
          </table:table-cell>
          <table:table-cell table:formula="of:=[.C252]*1" office:value-type="float" office:value="6.02283">
            <text:p>6.02283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string">
            <text:p>0.600137E+01</text:p>
          </table:table-cell>
          <table:table-cell table:formula="of:=[.C253]*1" office:value-type="float" office:value="6.00137">
            <text:p>6.001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0.599761E+01</text:p>
          </table:table-cell>
          <table:table-cell table:formula="of:=[.C254]*1" office:value-type="float" office:value="5.99761">
            <text:p>5.997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string">
            <text:p>0.599065E+01</text:p>
          </table:table-cell>
          <table:table-cell table:formula="of:=[.C255]*1" office:value-type="float" office:value="5.99065">
            <text:p>5.99065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30">
            <text:p>30</text:p>
          </table:table-cell>
          <table:table-cell office:value-type="string">
            <text:p>0.598772E+01</text:p>
          </table:table-cell>
          <table:table-cell table:formula="of:=[.C256]*1" office:value-type="float" office:value="5.98772">
            <text:p>5.9877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0.598102E+01</text:p>
          </table:table-cell>
          <table:table-cell table:formula="of:=[.C257]*1" office:value-type="float" office:value="5.98102">
            <text:p>5.98102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90">
            <text:p>90</text:p>
          </table:table-cell>
          <table:table-cell office:value-type="string">
            <text:p>0.598102E+01</text:p>
          </table:table-cell>
          <table:table-cell table:formula="of:=[.C258]*1" office:value-type="float" office:value="5.98102">
            <text:p>5.98102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55">
            <text:p>-55</text:p>
          </table:table-cell>
          <table:table-cell office:value-type="string">
            <text:p>0.597537E+01</text:p>
          </table:table-cell>
          <table:table-cell table:formula="of:=[.C259]*1" office:value-type="float" office:value="5.97537">
            <text:p>5.97537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130">
            <text:p>130</text:p>
          </table:table-cell>
          <table:table-cell office:value-type="string">
            <text:p>0.597045E+01</text:p>
          </table:table-cell>
          <table:table-cell table:formula="of:=[.C260]*1" office:value-type="float" office:value="5.97045">
            <text:p>5.9704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30">
            <text:p>130</text:p>
          </table:table-cell>
          <table:table-cell office:value-type="string">
            <text:p>0.597045E+01</text:p>
          </table:table-cell>
          <table:table-cell table:formula="of:=[.C261]*1" office:value-type="float" office:value="5.97045">
            <text:p>5.97045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5">
            <text:p>15</text:p>
          </table:table-cell>
          <table:table-cell office:value-type="string">
            <text:p>0.597000E+01</text:p>
          </table:table-cell>
          <table:table-cell table:formula="of:=[.C262]*1" office:value-type="float" office:value="5.97">
            <text:p>5.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string">
            <text:p>0.596264E+01</text:p>
          </table:table-cell>
          <table:table-cell table:formula="of:=[.C263]*1" office:value-type="float" office:value="5.96264">
            <text:p>5.9626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string">
            <text:p>0.594392E+01</text:p>
          </table:table-cell>
          <table:table-cell table:formula="of:=[.C264]*1" office:value-type="float" office:value="5.94392">
            <text:p>5.94392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110">
            <text:p>110</text:p>
          </table:table-cell>
          <table:table-cell office:value-type="string">
            <text:p>0.594392E+01</text:p>
          </table:table-cell>
          <table:table-cell table:formula="of:=[.C265]*1" office:value-type="float" office:value="5.94392">
            <text:p>5.94392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170">
            <text:p>170</text:p>
          </table:table-cell>
          <table:table-cell office:value-type="string">
            <text:p>0.593334E+01</text:p>
          </table:table-cell>
          <table:table-cell table:formula="of:=[.C266]*1" office:value-type="float" office:value="5.93334">
            <text:p>5.93334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190">
            <text:p>-190</text:p>
          </table:table-cell>
          <table:table-cell office:value-type="string">
            <text:p>0.593334E+01</text:p>
          </table:table-cell>
          <table:table-cell table:formula="of:=[.C267]*1" office:value-type="float" office:value="5.93334">
            <text:p>5.9333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0.593190E+01</text:p>
          </table:table-cell>
          <table:table-cell table:formula="of:=[.C268]*1" office:value-type="float" office:value="5.9319">
            <text:p>5.9319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0.593190E+01</text:p>
          </table:table-cell>
          <table:table-cell table:formula="of:=[.C269]*1" office:value-type="float" office:value="5.9319">
            <text:p>5.93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65">
            <text:p>-165</text:p>
          </table:table-cell>
          <table:table-cell office:value-type="string">
            <text:p>0.582498E+01</text:p>
          </table:table-cell>
          <table:table-cell table:formula="of:=[.C270]*1" office:value-type="float" office:value="5.82498">
            <text:p>5.8249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string">
            <text:p>0.582498E+01</text:p>
          </table:table-cell>
          <table:table-cell table:formula="of:=[.C271]*1" office:value-type="float" office:value="5.82498">
            <text:p>5.82498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50">
            <text:p>50</text:p>
          </table:table-cell>
          <table:table-cell office:value-type="string">
            <text:p>0.579599E+01</text:p>
          </table:table-cell>
          <table:table-cell table:formula="of:=[.C272]*1" office:value-type="float" office:value="5.79599">
            <text:p>5.79599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0">
            <text:p>0</text:p>
          </table:table-cell>
          <table:table-cell office:value-type="string">
            <text:p>0.579257E+01</text:p>
          </table:table-cell>
          <table:table-cell table:formula="of:=[.C273]*1" office:value-type="float" office:value="5.79257">
            <text:p>5.79257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70">
            <text:p>-70</text:p>
          </table:table-cell>
          <table:table-cell office:value-type="string">
            <text:p>0.578524E+01</text:p>
          </table:table-cell>
          <table:table-cell table:formula="of:=[.C274]*1" office:value-type="float" office:value="5.78524">
            <text:p>5.7852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70">
            <text:p>-70</text:p>
          </table:table-cell>
          <table:table-cell office:value-type="string">
            <text:p>0.578524E+01</text:p>
          </table:table-cell>
          <table:table-cell table:formula="of:=[.C275]*1" office:value-type="float" office:value="5.78524">
            <text:p>5.78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15">
            <text:p>-115</text:p>
          </table:table-cell>
          <table:table-cell office:value-type="string">
            <text:p>0.572776E+01</text:p>
          </table:table-cell>
          <table:table-cell table:formula="of:=[.C276]*1" office:value-type="float" office:value="5.72776">
            <text:p>5.72776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45">
            <text:p>145</text:p>
          </table:table-cell>
          <table:table-cell office:value-type="string">
            <text:p>0.570768E+01</text:p>
          </table:table-cell>
          <table:table-cell table:formula="of:=[.C277]*1" office:value-type="float" office:value="5.70768">
            <text:p>5.7076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string">
            <text:p>0.566402E+01</text:p>
          </table:table-cell>
          <table:table-cell table:formula="of:=[.C278]*1" office:value-type="float" office:value="5.66402">
            <text:p>5.66402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70">
            <text:p>70</text:p>
          </table:table-cell>
          <table:table-cell office:value-type="string">
            <text:p>0.566402E+01</text:p>
          </table:table-cell>
          <table:table-cell table:formula="of:=[.C279]*1" office:value-type="float" office:value="5.66402">
            <text:p>5.6640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70">
            <text:p>-70</text:p>
          </table:table-cell>
          <table:table-cell office:value-type="string">
            <text:p>0.559956E+01</text:p>
          </table:table-cell>
          <table:table-cell table:formula="of:=[.C280]*1" office:value-type="float" office:value="5.59956">
            <text:p>5.5995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  <table:table-cell office:value-type="string">
            <text:p>0.558244E+01</text:p>
          </table:table-cell>
          <table:table-cell table:formula="of:=[.C281]*1" office:value-type="float" office:value="5.58244">
            <text:p>5.5824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25">
            <text:p>-25</text:p>
          </table:table-cell>
          <table:table-cell office:value-type="string">
            <text:p>0.556589E+01</text:p>
          </table:table-cell>
          <table:table-cell table:formula="of:=[.C282]*1" office:value-type="float" office:value="5.56589">
            <text:p>5.56589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145">
            <text:p>145</text:p>
          </table:table-cell>
          <table:table-cell office:value-type="string">
            <text:p>0.556234E+01</text:p>
          </table:table-cell>
          <table:table-cell table:formula="of:=[.C283]*1" office:value-type="float" office:value="5.56234">
            <text:p>5.5623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5">
            <text:p>145</text:p>
          </table:table-cell>
          <table:table-cell office:value-type="string">
            <text:p>0.556234E+01</text:p>
          </table:table-cell>
          <table:table-cell table:formula="of:=[.C284]*1" office:value-type="float" office:value="5.56234">
            <text:p>5.56234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85">
            <text:p>-85</text:p>
          </table:table-cell>
          <table:table-cell office:value-type="string">
            <text:p>0.553906E+01</text:p>
          </table:table-cell>
          <table:table-cell table:formula="of:=[.C285]*1" office:value-type="float" office:value="5.53906">
            <text:p>5.5390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15">
            <text:p>-115</text:p>
          </table:table-cell>
          <table:table-cell office:value-type="string">
            <text:p>0.551097E+01</text:p>
          </table:table-cell>
          <table:table-cell table:formula="of:=[.C286]*1" office:value-type="float" office:value="5.51097">
            <text:p>5.51097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0">
            <text:p>-130</text:p>
          </table:table-cell>
          <table:table-cell office:value-type="string">
            <text:p>0.549159E+01</text:p>
          </table:table-cell>
          <table:table-cell table:formula="of:=[.C287]*1" office:value-type="float" office:value="5.49159">
            <text:p>5.4915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string">
            <text:p>0.549022E+01</text:p>
          </table:table-cell>
          <table:table-cell table:formula="of:=[.C288]*1" office:value-type="float" office:value="5.49022">
            <text:p>5.4902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string">
            <text:p>0.545909E+01</text:p>
          </table:table-cell>
          <table:table-cell table:formula="of:=[.C289]*1" office:value-type="float" office:value="5.45909">
            <text:p>5.4590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40">
            <text:p>-40</text:p>
          </table:table-cell>
          <table:table-cell office:value-type="string">
            <text:p>0.544291E+01</text:p>
          </table:table-cell>
          <table:table-cell table:formula="of:=[.C290]*1" office:value-type="float" office:value="5.44291">
            <text:p>5.44291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70">
            <text:p>170</text:p>
          </table:table-cell>
          <table:table-cell office:value-type="string">
            <text:p>0.542641E+01</text:p>
          </table:table-cell>
          <table:table-cell table:formula="of:=[.C291]*1" office:value-type="float" office:value="5.42641">
            <text:p>5.42641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90">
            <text:p>-190</text:p>
          </table:table-cell>
          <table:table-cell office:value-type="string">
            <text:p>0.542641E+01</text:p>
          </table:table-cell>
          <table:table-cell table:formula="of:=[.C292]*1" office:value-type="float" office:value="5.42641">
            <text:p>5.42641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15">
            <text:p>-115</text:p>
          </table:table-cell>
          <table:table-cell office:value-type="string">
            <text:p>0.537835E+01</text:p>
          </table:table-cell>
          <table:table-cell table:formula="of:=[.C293]*1" office:value-type="float" office:value="5.37835">
            <text:p>5.378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string">
            <text:p>0.536144E+01</text:p>
          </table:table-cell>
          <table:table-cell table:formula="of:=[.C294]*1" office:value-type="float" office:value="5.36144">
            <text:p>5.36144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15">
            <text:p>15</text:p>
          </table:table-cell>
          <table:table-cell office:value-type="string">
            <text:p>0.536144E+01</text:p>
          </table:table-cell>
          <table:table-cell table:formula="of:=[.C295]*1" office:value-type="float" office:value="5.36144">
            <text:p>5.3614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office:value-type="string">
            <text:p>0.531411E+01</text:p>
          </table:table-cell>
          <table:table-cell table:formula="of:=[.C296]*1" office:value-type="float" office:value="5.31411">
            <text:p>5.31411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130">
            <text:p>130</text:p>
          </table:table-cell>
          <table:table-cell office:value-type="string">
            <text:p>0.531411E+01</text:p>
          </table:table-cell>
          <table:table-cell table:formula="of:=[.C297]*1" office:value-type="float" office:value="5.31411">
            <text:p>5.3141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string">
            <text:p>0.530185E+01</text:p>
          </table:table-cell>
          <table:table-cell table:formula="of:=[.C298]*1" office:value-type="float" office:value="5.30185">
            <text:p>5.3018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90">
            <text:p>-190</text:p>
          </table:table-cell>
          <table:table-cell office:value-type="string">
            <text:p>0.530185E+01</text:p>
          </table:table-cell>
          <table:table-cell table:formula="of:=[.C299]*1" office:value-type="float" office:value="5.30185">
            <text:p>5.30185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30">
            <text:p>130</text:p>
          </table:table-cell>
          <table:table-cell office:value-type="string">
            <text:p>0.530058E+01</text:p>
          </table:table-cell>
          <table:table-cell table:formula="of:=[.C300]*1" office:value-type="float" office:value="5.30058">
            <text:p>5.30058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90">
            <text:p>90</text:p>
          </table:table-cell>
          <table:table-cell office:value-type="string">
            <text:p>0.529564E+01</text:p>
          </table:table-cell>
          <table:table-cell table:formula="of:=[.C301]*1" office:value-type="float" office:value="5.29564">
            <text:p>5.29564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.523198E+01</text:p>
          </table:table-cell>
          <table:table-cell table:formula="of:=[.C302]*1" office:value-type="float" office:value="5.23198">
            <text:p>5.23198</text:p>
          </table:table-cell>
        </table:table-row>
        <table:table-row table:style-name="ro1">
          <table:table-cell table:number-columns-repeated="2" office:value-type="float" office:value="90">
            <text:p>90</text:p>
          </table:table-cell>
          <table:table-cell office:value-type="string">
            <text:p>0.522231E+01</text:p>
          </table:table-cell>
          <table:table-cell table:formula="of:=[.C303]*1" office:value-type="float" office:value="5.22231">
            <text:p>5.22231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100">
            <text:p>-100</text:p>
          </table:table-cell>
          <table:table-cell office:value-type="string">
            <text:p>0.516097E+01</text:p>
          </table:table-cell>
          <table:table-cell table:formula="of:=[.C304]*1" office:value-type="float" office:value="5.16097">
            <text:p>5.1609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100">
            <text:p>-100</text:p>
          </table:table-cell>
          <table:table-cell office:value-type="string">
            <text:p>0.516097E+01</text:p>
          </table:table-cell>
          <table:table-cell table:formula="of:=[.C305]*1" office:value-type="float" office:value="5.16097">
            <text:p>5.16097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165">
            <text:p>-165</text:p>
          </table:table-cell>
          <table:table-cell office:value-type="string">
            <text:p>0.507305E+01</text:p>
          </table:table-cell>
          <table:table-cell table:formula="of:=[.C306]*1" office:value-type="float" office:value="5.07305">
            <text:p>5.07305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195">
            <text:p>195</text:p>
          </table:table-cell>
          <table:table-cell office:value-type="string">
            <text:p>0.507305E+01</text:p>
          </table:table-cell>
          <table:table-cell table:formula="of:=[.C307]*1" office:value-type="float" office:value="5.07305">
            <text:p>5.07305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10">
            <text:p>-10</text:p>
          </table:table-cell>
          <table:table-cell office:value-type="string">
            <text:p>0.506504E+01</text:p>
          </table:table-cell>
          <table:table-cell table:formula="of:=[.C308]*1" office:value-type="float" office:value="5.06504">
            <text:p>5.06504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150">
            <text:p>-150</text:p>
          </table:table-cell>
          <table:table-cell office:value-type="string">
            <text:p>0.506463E+01</text:p>
          </table:table-cell>
          <table:table-cell table:formula="of:=[.C309]*1" office:value-type="float" office:value="5.06463">
            <text:p>5.06463</text:p>
          </table:table-cell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210">
            <text:p>210</text:p>
          </table:table-cell>
          <table:table-cell office:value-type="string">
            <text:p>0.506463E+01</text:p>
          </table:table-cell>
          <table:table-cell table:formula="of:=[.C310]*1" office:value-type="float" office:value="5.06463">
            <text:p>5.06463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50">
            <text:p>-150</text:p>
          </table:table-cell>
          <table:table-cell office:value-type="string">
            <text:p>0.504972E+01</text:p>
          </table:table-cell>
          <table:table-cell table:formula="of:=[.C311]*1" office:value-type="float" office:value="5.04972">
            <text:p>5.04972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210">
            <text:p>210</text:p>
          </table:table-cell>
          <table:table-cell office:value-type="string">
            <text:p>0.504972E+01</text:p>
          </table:table-cell>
          <table:table-cell table:formula="of:=[.C312]*1" office:value-type="float" office:value="5.04972">
            <text:p>5.0497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string">
            <text:p>0.503805E+01</text:p>
          </table:table-cell>
          <table:table-cell table:formula="of:=[.C313]*1" office:value-type="float" office:value="5.03805">
            <text:p>5.038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200">
            <text:p>-200</text:p>
          </table:table-cell>
          <table:table-cell office:value-type="string">
            <text:p>0.503805E+01</text:p>
          </table:table-cell>
          <table:table-cell table:formula="of:=[.C314]*1" office:value-type="float" office:value="5.03805">
            <text:p>5.0380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85">
            <text:p>-85</text:p>
          </table:table-cell>
          <table:table-cell office:value-type="string">
            <text:p>0.502654E+01</text:p>
          </table:table-cell>
          <table:table-cell table:formula="of:=[.C315]*1" office:value-type="float" office:value="5.02654">
            <text:p>5.02654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145">
            <text:p>145</text:p>
          </table:table-cell>
          <table:table-cell office:value-type="string">
            <text:p>0.501948E+01</text:p>
          </table:table-cell>
          <table:table-cell table:formula="of:=[.C316]*1" office:value-type="float" office:value="5.01948">
            <text:p>5.0194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45">
            <text:p>145</text:p>
          </table:table-cell>
          <table:table-cell office:value-type="string">
            <text:p>0.501948E+01</text:p>
          </table:table-cell>
          <table:table-cell table:formula="of:=[.C317]*1" office:value-type="float" office:value="5.01948">
            <text:p>5.01948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10">
            <text:p>110</text:p>
          </table:table-cell>
          <table:table-cell office:value-type="string">
            <text:p>0.501152E+01</text:p>
          </table:table-cell>
          <table:table-cell table:formula="of:=[.C318]*1" office:value-type="float" office:value="5.01152">
            <text:p>5.0115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string">
            <text:p>0.488973E+01</text:p>
          </table:table-cell>
          <table:table-cell table:formula="of:=[.C319]*1" office:value-type="float" office:value="4.88973">
            <text:p>4.8897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string">
            <text:p>0.488509E+01</text:p>
          </table:table-cell>
          <table:table-cell table:formula="of:=[.C320]*1" office:value-type="float" office:value="4.88509">
            <text:p>4.88509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40">
            <text:p>-40</text:p>
          </table:table-cell>
          <table:table-cell office:value-type="string">
            <text:p>0.486013E+01</text:p>
          </table:table-cell>
          <table:table-cell table:formula="of:=[.C321]*1" office:value-type="float" office:value="4.86013">
            <text:p>4.8601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5">
            <text:p>145</text:p>
          </table:table-cell>
          <table:table-cell office:value-type="string">
            <text:p>0.483196E+01</text:p>
          </table:table-cell>
          <table:table-cell table:formula="of:=[.C322]*1" office:value-type="float" office:value="4.83196">
            <text:p>4.831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55">
            <text:p>-55</text:p>
          </table:table-cell>
          <table:table-cell office:value-type="string">
            <text:p>0.482551E+01</text:p>
          </table:table-cell>
          <table:table-cell table:formula="of:=[.C323]*1" office:value-type="float" office:value="4.82551">
            <text:p>4.82551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65">
            <text:p>-165</text:p>
          </table:table-cell>
          <table:table-cell office:value-type="string">
            <text:p>0.481568E+01</text:p>
          </table:table-cell>
          <table:table-cell table:formula="of:=[.C324]*1" office:value-type="float" office:value="4.81568">
            <text:p>4.81568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95">
            <text:p>195</text:p>
          </table:table-cell>
          <table:table-cell office:value-type="string">
            <text:p>0.481568E+01</text:p>
          </table:table-cell>
          <table:table-cell table:formula="of:=[.C325]*1" office:value-type="float" office:value="4.81568">
            <text:p>4.81568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70">
            <text:p>70</text:p>
          </table:table-cell>
          <table:table-cell office:value-type="string">
            <text:p>0.475472E+01</text:p>
          </table:table-cell>
          <table:table-cell table:formula="of:=[.C326]*1" office:value-type="float" office:value="4.75472">
            <text:p>4.754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30">
            <text:p>-130</text:p>
          </table:table-cell>
          <table:table-cell office:value-type="string">
            <text:p>0.471630E+01</text:p>
          </table:table-cell>
          <table:table-cell table:formula="of:=[.C327]*1" office:value-type="float" office:value="4.7163">
            <text:p>4.716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25">
            <text:p>-25</text:p>
          </table:table-cell>
          <table:table-cell office:value-type="string">
            <text:p>0.469149E+01</text:p>
          </table:table-cell>
          <table:table-cell table:formula="of:=[.C328]*1" office:value-type="float" office:value="4.69149">
            <text:p>4.69149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60">
            <text:p>160</text:p>
          </table:table-cell>
          <table:table-cell office:value-type="string">
            <text:p>0.465576E+01</text:p>
          </table:table-cell>
          <table:table-cell table:formula="of:=[.C329]*1" office:value-type="float" office:value="4.65576">
            <text:p>4.65576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200">
            <text:p>-200</text:p>
          </table:table-cell>
          <table:table-cell office:value-type="string">
            <text:p>0.465576E+01</text:p>
          </table:table-cell>
          <table:table-cell table:formula="of:=[.C330]*1" office:value-type="float" office:value="4.65576">
            <text:p>4.65576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5">
            <text:p>15</text:p>
          </table:table-cell>
          <table:table-cell office:value-type="string">
            <text:p>0.461732E+01</text:p>
          </table:table-cell>
          <table:table-cell table:formula="of:=[.C331]*1" office:value-type="float" office:value="4.61732">
            <text:p>4.6173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5">
            <text:p>145</text:p>
          </table:table-cell>
          <table:table-cell office:value-type="string">
            <text:p>0.457892E+01</text:p>
          </table:table-cell>
          <table:table-cell table:formula="of:=[.C332]*1" office:value-type="float" office:value="4.57892">
            <text:p>4.57892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145">
            <text:p>145</text:p>
          </table:table-cell>
          <table:table-cell office:value-type="string">
            <text:p>0.457892E+01</text:p>
          </table:table-cell>
          <table:table-cell table:formula="of:=[.C333]*1" office:value-type="float" office:value="4.57892">
            <text:p>4.5789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0">
            <text:p>30</text:p>
          </table:table-cell>
          <table:table-cell office:value-type="string">
            <text:p>0.454096E+01</text:p>
          </table:table-cell>
          <table:table-cell table:formula="of:=[.C334]*1" office:value-type="float" office:value="4.54096">
            <text:p>4.54096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30">
            <text:p>30</text:p>
          </table:table-cell>
          <table:table-cell office:value-type="string">
            <text:p>0.454096E+01</text:p>
          </table:table-cell>
          <table:table-cell table:formula="of:=[.C335]*1" office:value-type="float" office:value="4.54096">
            <text:p>4.540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00">
            <text:p>-100</text:p>
          </table:table-cell>
          <table:table-cell office:value-type="string">
            <text:p>0.453360E+01</text:p>
          </table:table-cell>
          <table:table-cell table:formula="of:=[.C336]*1" office:value-type="float" office:value="4.5336">
            <text:p>4.53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0.451066E+01</text:p>
          </table:table-cell>
          <table:table-cell table:formula="of:=[.C337]*1" office:value-type="float" office:value="4.51066">
            <text:p>4.51066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160">
            <text:p>160</text:p>
          </table:table-cell>
          <table:table-cell office:value-type="string">
            <text:p>0.446680E+01</text:p>
          </table:table-cell>
          <table:table-cell table:formula="of:=[.C338]*1" office:value-type="float" office:value="4.4668">
            <text:p>4.466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60">
            <text:p>160</text:p>
          </table:table-cell>
          <table:table-cell office:value-type="string">
            <text:p>0.446680E+01</text:p>
          </table:table-cell>
          <table:table-cell table:formula="of:=[.C339]*1" office:value-type="float" office:value="4.4668">
            <text:p>4.4668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200">
            <text:p>-200</text:p>
          </table:table-cell>
          <table:table-cell office:value-type="string">
            <text:p>0.446680E+01</text:p>
          </table:table-cell>
          <table:table-cell table:formula="of:=[.C340]*1" office:value-type="float" office:value="4.4668">
            <text:p>4.4668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0">
            <text:p>0</text:p>
          </table:table-cell>
          <table:table-cell office:value-type="string">
            <text:p>0.446177E+01</text:p>
          </table:table-cell>
          <table:table-cell table:formula="of:=[.C341]*1" office:value-type="float" office:value="4.46177">
            <text:p>4.46177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15">
            <text:p>-115</text:p>
          </table:table-cell>
          <table:table-cell office:value-type="string">
            <text:p>0.442503E+01</text:p>
          </table:table-cell>
          <table:table-cell table:formula="of:=[.C342]*1" office:value-type="float" office:value="4.42503">
            <text:p>4.42503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50">
            <text:p>50</text:p>
          </table:table-cell>
          <table:table-cell office:value-type="string">
            <text:p>0.442078E+01</text:p>
          </table:table-cell>
          <table:table-cell table:formula="of:=[.C343]*1" office:value-type="float" office:value="4.42078">
            <text:p>4.4207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string">
            <text:p>0.440919E+01</text:p>
          </table:table-cell>
          <table:table-cell table:formula="of:=[.C344]*1" office:value-type="float" office:value="4.40919">
            <text:p>4.40919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10">
            <text:p>-10</text:p>
          </table:table-cell>
          <table:table-cell office:value-type="string">
            <text:p>0.439643E+01</text:p>
          </table:table-cell>
          <table:table-cell table:formula="of:=[.C345]*1" office:value-type="float" office:value="4.39643">
            <text:p>4.39643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25">
            <text:p>-25</text:p>
          </table:table-cell>
          <table:table-cell office:value-type="string">
            <text:p>0.430439E+01</text:p>
          </table:table-cell>
          <table:table-cell table:formula="of:=[.C346]*1" office:value-type="float" office:value="4.30439">
            <text:p>4.304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50">
            <text:p>-150</text:p>
          </table:table-cell>
          <table:table-cell office:value-type="string">
            <text:p>0.429196E+01</text:p>
          </table:table-cell>
          <table:table-cell table:formula="of:=[.C347]*1" office:value-type="float" office:value="4.29196">
            <text:p>4.2919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string">
            <text:p>0.429196E+01</text:p>
          </table:table-cell>
          <table:table-cell table:formula="of:=[.C348]*1" office:value-type="float" office:value="4.29196">
            <text:p>4.291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string">
            <text:p>0.427746E+01</text:p>
          </table:table-cell>
          <table:table-cell table:formula="of:=[.C349]*1" office:value-type="float" office:value="4.27746">
            <text:p>4.2774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10">
            <text:p>110</text:p>
          </table:table-cell>
          <table:table-cell office:value-type="string">
            <text:p>0.424566E+01</text:p>
          </table:table-cell>
          <table:table-cell table:formula="of:=[.C350]*1" office:value-type="float" office:value="4.24566">
            <text:p>4.24566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110">
            <text:p>110</text:p>
          </table:table-cell>
          <table:table-cell office:value-type="string">
            <text:p>0.424566E+01</text:p>
          </table:table-cell>
          <table:table-cell table:formula="of:=[.C351]*1" office:value-type="float" office:value="4.24566">
            <text:p>4.2456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0.423030E+01</text:p>
          </table:table-cell>
          <table:table-cell table:formula="of:=[.C352]*1" office:value-type="float" office:value="4.2303">
            <text:p>4.2303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55">
            <text:p>-55</text:p>
          </table:table-cell>
          <table:table-cell office:value-type="string">
            <text:p>0.418457E+01</text:p>
          </table:table-cell>
          <table:table-cell table:formula="of:=[.C353]*1" office:value-type="float" office:value="4.18457">
            <text:p>4.1845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55">
            <text:p>-55</text:p>
          </table:table-cell>
          <table:table-cell office:value-type="string">
            <text:p>0.418457E+01</text:p>
          </table:table-cell>
          <table:table-cell table:formula="of:=[.C354]*1" office:value-type="float" office:value="4.18457">
            <text:p>4.184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0.417810E+01</text:p>
          </table:table-cell>
          <table:table-cell table:formula="of:=[.C355]*1" office:value-type="float" office:value="4.1781">
            <text:p>4.1781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85">
            <text:p>-85</text:p>
          </table:table-cell>
          <table:table-cell office:value-type="string">
            <text:p>0.413737E+01</text:p>
          </table:table-cell>
          <table:table-cell table:formula="of:=[.C356]*1" office:value-type="float" office:value="4.13737">
            <text:p>4.1373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85">
            <text:p>-85</text:p>
          </table:table-cell>
          <table:table-cell office:value-type="string">
            <text:p>0.413737E+01</text:p>
          </table:table-cell>
          <table:table-cell table:formula="of:=[.C357]*1" office:value-type="float" office:value="4.13737">
            <text:p>4.1373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00">
            <text:p>-100</text:p>
          </table:table-cell>
          <table:table-cell office:value-type="string">
            <text:p>0.412879E+01</text:p>
          </table:table-cell>
          <table:table-cell table:formula="of:=[.C358]*1" office:value-type="float" office:value="4.12879">
            <text:p>4.1287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30">
            <text:p>130</text:p>
          </table:table-cell>
          <table:table-cell office:value-type="string">
            <text:p>0.411995E+01</text:p>
          </table:table-cell>
          <table:table-cell table:formula="of:=[.C359]*1" office:value-type="float" office:value="4.11995">
            <text:p>4.11995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130">
            <text:p>130</text:p>
          </table:table-cell>
          <table:table-cell office:value-type="string">
            <text:p>0.411995E+01</text:p>
          </table:table-cell>
          <table:table-cell table:formula="of:=[.C360]*1" office:value-type="float" office:value="4.11995">
            <text:p>4.119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string">
            <text:p>0.410352E+01</text:p>
          </table:table-cell>
          <table:table-cell table:formula="of:=[.C361]*1" office:value-type="float" office:value="4.10352">
            <text:p>4.10352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30">
            <text:p>30</text:p>
          </table:table-cell>
          <table:table-cell office:value-type="string">
            <text:p>0.409699E+01</text:p>
          </table:table-cell>
          <table:table-cell table:formula="of:=[.C362]*1" office:value-type="float" office:value="4.09699">
            <text:p>4.096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string">
            <text:p>0.406698E+01</text:p>
          </table:table-cell>
          <table:table-cell table:formula="of:=[.C363]*1" office:value-type="float" office:value="4.06698">
            <text:p>4.06698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160">
            <text:p>160</text:p>
          </table:table-cell>
          <table:table-cell office:value-type="string">
            <text:p>0.400156E+01</text:p>
          </table:table-cell>
          <table:table-cell table:formula="of:=[.C364]*1" office:value-type="float" office:value="4.00156">
            <text:p>4.0015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60">
            <text:p>160</text:p>
          </table:table-cell>
          <table:table-cell office:value-type="string">
            <text:p>0.400156E+01</text:p>
          </table:table-cell>
          <table:table-cell table:formula="of:=[.C365]*1" office:value-type="float" office:value="4.00156">
            <text:p>4.00156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200">
            <text:p>-200</text:p>
          </table:table-cell>
          <table:table-cell office:value-type="string">
            <text:p>0.400156E+01</text:p>
          </table:table-cell>
          <table:table-cell table:formula="of:=[.C366]*1" office:value-type="float" office:value="4.00156">
            <text:p>4.00156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70">
            <text:p>-70</text:p>
          </table:table-cell>
          <table:table-cell office:value-type="string">
            <text:p>0.398811E+01</text:p>
          </table:table-cell>
          <table:table-cell table:formula="of:=[.C367]*1" office:value-type="float" office:value="3.98811">
            <text:p>3.9881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70">
            <text:p>-70</text:p>
          </table:table-cell>
          <table:table-cell office:value-type="string">
            <text:p>0.398811E+01</text:p>
          </table:table-cell>
          <table:table-cell table:formula="of:=[.C368]*1" office:value-type="float" office:value="3.98811">
            <text:p>3.988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0.398277E+01</text:p>
          </table:table-cell>
          <table:table-cell table:formula="of:=[.C369]*1" office:value-type="float" office:value="3.98277">
            <text:p>3.98277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10">
            <text:p>-10</text:p>
          </table:table-cell>
          <table:table-cell office:value-type="string">
            <text:p>0.395747E+01</text:p>
          </table:table-cell>
          <table:table-cell table:formula="of:=[.C370]*1" office:value-type="float" office:value="3.95747">
            <text:p>3.9574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string">
            <text:p>0.395662E+01</text:p>
          </table:table-cell>
          <table:table-cell table:formula="of:=[.C371]*1" office:value-type="float" office:value="3.95662">
            <text:p>3.95662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0.394845E+01</text:p>
          </table:table-cell>
          <table:table-cell table:formula="of:=[.C372]*1" office:value-type="float" office:value="3.94845">
            <text:p>3.94845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80">
            <text:p>180</text:p>
          </table:table-cell>
          <table:table-cell office:value-type="string">
            <text:p>0.385672E+01</text:p>
          </table:table-cell>
          <table:table-cell table:formula="of:=[.C373]*1" office:value-type="float" office:value="3.85672">
            <text:p>3.85672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80">
            <text:p>-180</text:p>
          </table:table-cell>
          <table:table-cell office:value-type="string">
            <text:p>0.385672E+01</text:p>
          </table:table-cell>
          <table:table-cell table:formula="of:=[.C374]*1" office:value-type="float" office:value="3.85672">
            <text:p>3.856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string">
            <text:p>0.384476E+01</text:p>
          </table:table-cell>
          <table:table-cell table:formula="of:=[.C375]*1" office:value-type="float" office:value="3.84476">
            <text:p>3.8447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0">
            <text:p>90</text:p>
          </table:table-cell>
          <table:table-cell office:value-type="string">
            <text:p>0.381439E+01</text:p>
          </table:table-cell>
          <table:table-cell table:formula="of:=[.C376]*1" office:value-type="float" office:value="3.81439">
            <text:p>3.81439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90">
            <text:p>90</text:p>
          </table:table-cell>
          <table:table-cell office:value-type="string">
            <text:p>0.381439E+01</text:p>
          </table:table-cell>
          <table:table-cell table:formula="of:=[.C377]*1" office:value-type="float" office:value="3.81439">
            <text:p>3.814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string">
            <text:p>0.380865E+01</text:p>
          </table:table-cell>
          <table:table-cell table:formula="of:=[.C378]*1" office:value-type="float" office:value="3.80865">
            <text:p>3.808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00">
            <text:p>-200</text:p>
          </table:table-cell>
          <table:table-cell office:value-type="string">
            <text:p>0.380865E+01</text:p>
          </table:table-cell>
          <table:table-cell table:formula="of:=[.C379]*1" office:value-type="float" office:value="3.80865">
            <text:p>3.808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string">
            <text:p>0.380078E+01</text:p>
          </table:table-cell>
          <table:table-cell table:formula="of:=[.C380]*1" office:value-type="float" office:value="3.80078">
            <text:p>3.8007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90">
            <text:p>-190</text:p>
          </table:table-cell>
          <table:table-cell office:value-type="string">
            <text:p>0.380078E+01</text:p>
          </table:table-cell>
          <table:table-cell table:formula="of:=[.C381]*1" office:value-type="float" office:value="3.80078">
            <text:p>3.8007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0">
            <text:p>-10</text:p>
          </table:table-cell>
          <table:table-cell office:value-type="string">
            <text:p>0.380053E+01</text:p>
          </table:table-cell>
          <table:table-cell table:formula="of:=[.C382]*1" office:value-type="float" office:value="3.80053">
            <text:p>3.80053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45">
            <text:p>145</text:p>
          </table:table-cell>
          <table:table-cell office:value-type="string">
            <text:p>0.377708E+01</text:p>
          </table:table-cell>
          <table:table-cell table:formula="of:=[.C383]*1" office:value-type="float" office:value="3.77708">
            <text:p>3.777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0.375973E+01</text:p>
          </table:table-cell>
          <table:table-cell table:formula="of:=[.C384]*1" office:value-type="float" office:value="3.75973">
            <text:p>3.7597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string">
            <text:p>0.368329E+01</text:p>
          </table:table-cell>
          <table:table-cell table:formula="of:=[.C385]*1" office:value-type="float" office:value="3.68329">
            <text:p>3.68329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160">
            <text:p>160</text:p>
          </table:table-cell>
          <table:table-cell office:value-type="string">
            <text:p>0.368329E+01</text:p>
          </table:table-cell>
          <table:table-cell table:formula="of:=[.C386]*1" office:value-type="float" office:value="3.68329">
            <text:p>3.6832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200">
            <text:p>-200</text:p>
          </table:table-cell>
          <table:table-cell office:value-type="string">
            <text:p>0.368329E+01</text:p>
          </table:table-cell>
          <table:table-cell table:formula="of:=[.C387]*1" office:value-type="float" office:value="3.68329">
            <text:p>3.68329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200">
            <text:p>-200</text:p>
          </table:table-cell>
          <table:table-cell office:value-type="string">
            <text:p>0.368329E+01</text:p>
          </table:table-cell>
          <table:table-cell table:formula="of:=[.C388]*1" office:value-type="float" office:value="3.68329">
            <text:p>3.6832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string">
            <text:p>0.367270E+01</text:p>
          </table:table-cell>
          <table:table-cell table:formula="of:=[.C389]*1" office:value-type="float" office:value="3.6727">
            <text:p>3.672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80">
            <text:p>-180</text:p>
          </table:table-cell>
          <table:table-cell office:value-type="string">
            <text:p>0.367270E+01</text:p>
          </table:table-cell>
          <table:table-cell table:formula="of:=[.C390]*1" office:value-type="float" office:value="3.6727">
            <text:p>3.6727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170">
            <text:p>170</text:p>
          </table:table-cell>
          <table:table-cell office:value-type="string">
            <text:p>0.366435E+01</text:p>
          </table:table-cell>
          <table:table-cell table:formula="of:=[.C391]*1" office:value-type="float" office:value="3.66435">
            <text:p>3.6643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string">
            <text:p>0.366435E+01</text:p>
          </table:table-cell>
          <table:table-cell table:formula="of:=[.C392]*1" office:value-type="float" office:value="3.66435">
            <text:p>3.66435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190">
            <text:p>-190</text:p>
          </table:table-cell>
          <table:table-cell office:value-type="string">
            <text:p>0.366435E+01</text:p>
          </table:table-cell>
          <table:table-cell table:formula="of:=[.C393]*1" office:value-type="float" office:value="3.66435">
            <text:p>3.664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5">
            <text:p>145</text:p>
          </table:table-cell>
          <table:table-cell office:value-type="string">
            <text:p>0.365184E+01</text:p>
          </table:table-cell>
          <table:table-cell table:formula="of:=[.C394]*1" office:value-type="float" office:value="3.65184">
            <text:p>3.65184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145">
            <text:p>145</text:p>
          </table:table-cell>
          <table:table-cell office:value-type="string">
            <text:p>0.365184E+01</text:p>
          </table:table-cell>
          <table:table-cell table:formula="of:=[.C395]*1" office:value-type="float" office:value="3.65184">
            <text:p>3.651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65">
            <text:p>-165</text:p>
          </table:table-cell>
          <table:table-cell office:value-type="string">
            <text:p>0.351130E+01</text:p>
          </table:table-cell>
          <table:table-cell table:formula="of:=[.C396]*1" office:value-type="float" office:value="3.5113">
            <text:p>3.51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5">
            <text:p>195</text:p>
          </table:table-cell>
          <table:table-cell office:value-type="string">
            <text:p>0.351130E+01</text:p>
          </table:table-cell>
          <table:table-cell table:formula="of:=[.C397]*1" office:value-type="float" office:value="3.5113">
            <text:p>3.5113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70">
            <text:p>170</text:p>
          </table:table-cell>
          <table:table-cell office:value-type="string">
            <text:p>0.336284E+01</text:p>
          </table:table-cell>
          <table:table-cell table:formula="of:=[.C398]*1" office:value-type="float" office:value="3.36284">
            <text:p>3.36284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90">
            <text:p>-190</text:p>
          </table:table-cell>
          <table:table-cell office:value-type="string">
            <text:p>0.336284E+01</text:p>
          </table:table-cell>
          <table:table-cell table:formula="of:=[.C399]*1" office:value-type="float" office:value="3.36284">
            <text:p>3.36284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55">
            <text:p>-55</text:p>
          </table:table-cell>
          <table:table-cell office:value-type="string">
            <text:p>0.330153E+01</text:p>
          </table:table-cell>
          <table:table-cell table:formula="of:=[.C400]*1" office:value-type="float" office:value="3.30153">
            <text:p>3.30153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170">
            <text:p>170</text:p>
          </table:table-cell>
          <table:table-cell office:value-type="string">
            <text:p>0.324577E+01</text:p>
          </table:table-cell>
          <table:table-cell table:formula="of:=[.C401]*1" office:value-type="float" office:value="3.24577">
            <text:p>3.2457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0">
            <text:p>170</text:p>
          </table:table-cell>
          <table:table-cell office:value-type="string">
            <text:p>0.324577E+01</text:p>
          </table:table-cell>
          <table:table-cell table:formula="of:=[.C402]*1" office:value-type="float" office:value="3.24577">
            <text:p>3.24577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190">
            <text:p>-190</text:p>
          </table:table-cell>
          <table:table-cell office:value-type="string">
            <text:p>0.324577E+01</text:p>
          </table:table-cell>
          <table:table-cell table:formula="of:=[.C403]*1" office:value-type="float" office:value="3.24577">
            <text:p>3.24577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0">
            <text:p>-100</text:p>
          </table:table-cell>
          <table:table-cell office:value-type="string">
            <text:p>0.322246E+01</text:p>
          </table:table-cell>
          <table:table-cell table:formula="of:=[.C404]*1" office:value-type="float" office:value="3.22246">
            <text:p>3.2224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0.319955E+01</text:p>
          </table:table-cell>
          <table:table-cell table:formula="of:=[.C405]*1" office:value-type="float" office:value="3.19955">
            <text:p>3.199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0.316741E+01</text:p>
          </table:table-cell>
          <table:table-cell table:formula="of:=[.C406]*1" office:value-type="float" office:value="3.16741">
            <text:p>3.1674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string">
            <text:p>0.309933E+01</text:p>
          </table:table-cell>
          <table:table-cell table:formula="of:=[.C407]*1" office:value-type="float" office:value="3.09933">
            <text:p>3.09933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50">
            <text:p>50</text:p>
          </table:table-cell>
          <table:table-cell office:value-type="string">
            <text:p>0.309933E+01</text:p>
          </table:table-cell>
          <table:table-cell table:formula="of:=[.C408]*1" office:value-type="float" office:value="3.09933">
            <text:p>3.099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0.309837E+01</text:p>
          </table:table-cell>
          <table:table-cell table:formula="of:=[.C409]*1" office:value-type="float" office:value="3.09837">
            <text:p>3.0983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15">
            <text:p>-115</text:p>
          </table:table-cell>
          <table:table-cell office:value-type="string">
            <text:p>0.309737E+01</text:p>
          </table:table-cell>
          <table:table-cell table:formula="of:=[.C410]*1" office:value-type="float" office:value="3.09737">
            <text:p>3.0973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0">
            <text:p>160</text:p>
          </table:table-cell>
          <table:table-cell office:value-type="string">
            <text:p>0.304202E+01</text:p>
          </table:table-cell>
          <table:table-cell table:formula="of:=[.C411]*1" office:value-type="float" office:value="3.04202">
            <text:p>3.04202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160">
            <text:p>160</text:p>
          </table:table-cell>
          <table:table-cell office:value-type="string">
            <text:p>0.304202E+01</text:p>
          </table:table-cell>
          <table:table-cell table:formula="of:=[.C412]*1" office:value-type="float" office:value="3.04202">
            <text:p>3.0420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200">
            <text:p>-200</text:p>
          </table:table-cell>
          <table:table-cell office:value-type="string">
            <text:p>0.304202E+01</text:p>
          </table:table-cell>
          <table:table-cell table:formula="of:=[.C413]*1" office:value-type="float" office:value="3.04202">
            <text:p>3.04202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200">
            <text:p>-200</text:p>
          </table:table-cell>
          <table:table-cell office:value-type="string">
            <text:p>0.304202E+01</text:p>
          </table:table-cell>
          <table:table-cell table:formula="of:=[.C414]*1" office:value-type="float" office:value="3.04202">
            <text:p>3.0420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string">
            <text:p>0.303709E+01</text:p>
          </table:table-cell>
          <table:table-cell table:formula="of:=[.C415]*1" office:value-type="float" office:value="3.03709">
            <text:p>3.03709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15">
            <text:p>15</text:p>
          </table:table-cell>
          <table:table-cell office:value-type="string">
            <text:p>0.303709E+01</text:p>
          </table:table-cell>
          <table:table-cell table:formula="of:=[.C416]*1" office:value-type="float" office:value="3.03709">
            <text:p>3.0370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string">
            <text:p>0.302951E+01</text:p>
          </table:table-cell>
          <table:table-cell table:formula="of:=[.C417]*1" office:value-type="float" office:value="3.02951">
            <text:p>3.02951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170">
            <text:p>170</text:p>
          </table:table-cell>
          <table:table-cell office:value-type="string">
            <text:p>0.302951E+01</text:p>
          </table:table-cell>
          <table:table-cell table:formula="of:=[.C418]*1" office:value-type="float" office:value="3.02951">
            <text:p>3.0295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90">
            <text:p>-190</text:p>
          </table:table-cell>
          <table:table-cell office:value-type="string">
            <text:p>0.302951E+01</text:p>
          </table:table-cell>
          <table:table-cell table:formula="of:=[.C419]*1" office:value-type="float" office:value="3.02951">
            <text:p>3.02951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190">
            <text:p>-190</text:p>
          </table:table-cell>
          <table:table-cell office:value-type="string">
            <text:p>0.302951E+01</text:p>
          </table:table-cell>
          <table:table-cell table:formula="of:=[.C420]*1" office:value-type="float" office:value="3.02951">
            <text:p>3.029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0.302078E+01</text:p>
          </table:table-cell>
          <table:table-cell table:formula="of:=[.C421]*1" office:value-type="float" office:value="3.02078">
            <text:p>3.02078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90">
            <text:p>90</text:p>
          </table:table-cell>
          <table:table-cell office:value-type="string">
            <text:p>0.295320E+01</text:p>
          </table:table-cell>
          <table:table-cell table:formula="of:=[.C422]*1" office:value-type="float" office:value="2.9532">
            <text:p>2.9532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30">
            <text:p>130</text:p>
          </table:table-cell>
          <table:table-cell office:value-type="string">
            <text:p>0.293828E+01</text:p>
          </table:table-cell>
          <table:table-cell table:formula="of:=[.C423]*1" office:value-type="float" office:value="2.93828">
            <text:p>2.93828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25">
            <text:p>-25</text:p>
          </table:table-cell>
          <table:table-cell office:value-type="string">
            <text:p>0.290379E+01</text:p>
          </table:table-cell>
          <table:table-cell table:formula="of:=[.C424]*1" office:value-type="float" office:value="2.90379">
            <text:p>2.903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string">
            <text:p>0.284899E+01</text:p>
          </table:table-cell>
          <table:table-cell table:formula="of:=[.C425]*1" office:value-type="float" office:value="2.84899">
            <text:p>2.84899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60">
            <text:p>160</text:p>
          </table:table-cell>
          <table:table-cell office:value-type="string">
            <text:p>0.281637E+01</text:p>
          </table:table-cell>
          <table:table-cell table:formula="of:=[.C426]*1" office:value-type="float" office:value="2.81637">
            <text:p>2.81637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00">
            <text:p>-200</text:p>
          </table:table-cell>
          <table:table-cell office:value-type="string">
            <text:p>0.281637E+01</text:p>
          </table:table-cell>
          <table:table-cell table:formula="of:=[.C427]*1" office:value-type="float" office:value="2.81637">
            <text:p>2.81637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office:value-type="string">
            <text:p>0.281212E+01</text:p>
          </table:table-cell>
          <table:table-cell table:formula="of:=[.C428]*1" office:value-type="float" office:value="2.81212">
            <text:p>2.81212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0">
            <text:p>-10</text:p>
          </table:table-cell>
          <table:table-cell office:value-type="string">
            <text:p>0.276708E+01</text:p>
          </table:table-cell>
          <table:table-cell table:formula="of:=[.C429]*1" office:value-type="float" office:value="2.76708">
            <text:p>2.76708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40">
            <text:p>-40</text:p>
          </table:table-cell>
          <table:table-cell office:value-type="string">
            <text:p>0.271947E+01</text:p>
          </table:table-cell>
          <table:table-cell table:formula="of:=[.C430]*1" office:value-type="float" office:value="2.71947">
            <text:p>2.7194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40">
            <text:p>-40</text:p>
          </table:table-cell>
          <table:table-cell office:value-type="string">
            <text:p>0.271947E+01</text:p>
          </table:table-cell>
          <table:table-cell table:formula="of:=[.C431]*1" office:value-type="float" office:value="2.71947">
            <text:p>2.719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5">
            <text:p>-85</text:p>
          </table:table-cell>
          <table:table-cell office:value-type="string">
            <text:p>0.267969E+01</text:p>
          </table:table-cell>
          <table:table-cell table:formula="of:=[.C432]*1" office:value-type="float" office:value="2.67969">
            <text:p>2.67969</text:p>
          </table:table-cell>
        </table:table-row>
        <table:table-row table:style-name="ro1">
          <table:table-cell table:number-columns-repeated="2" office:value-type="float" office:value="110">
            <text:p>110</text:p>
          </table:table-cell>
          <table:table-cell office:value-type="string">
            <text:p>0.260291E+01</text:p>
          </table:table-cell>
          <table:table-cell table:formula="of:=[.C433]*1" office:value-type="float" office:value="2.60291">
            <text:p>2.60291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15">
            <text:p>-115</text:p>
          </table:table-cell>
          <table:table-cell office:value-type="string">
            <text:p>0.258786E+01</text:p>
          </table:table-cell>
          <table:table-cell table:formula="of:=[.C434]*1" office:value-type="float" office:value="2.58786">
            <text:p>2.5878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40">
            <text:p>-40</text:p>
          </table:table-cell>
          <table:table-cell office:value-type="string">
            <text:p>0.258641E+01</text:p>
          </table:table-cell>
          <table:table-cell table:formula="of:=[.C435]*1" office:value-type="float" office:value="2.58641">
            <text:p>2.5864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55">
            <text:p>-55</text:p>
          </table:table-cell>
          <table:table-cell office:value-type="string">
            <text:p>0.257007E+01</text:p>
          </table:table-cell>
          <table:table-cell table:formula="of:=[.C436]*1" office:value-type="float" office:value="2.57007">
            <text:p>2.570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30">
            <text:p>-130</text:p>
          </table:table-cell>
          <table:table-cell office:value-type="string">
            <text:p>0.254843E+01</text:p>
          </table:table-cell>
          <table:table-cell table:formula="of:=[.C437]*1" office:value-type="float" office:value="2.54843">
            <text:p>2.54843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.251778E+01</text:p>
          </table:table-cell>
          <table:table-cell table:formula="of:=[.C438]*1" office:value-type="float" office:value="2.51778">
            <text:p>2.51778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100">
            <text:p>-100</text:p>
          </table:table-cell>
          <table:table-cell office:value-type="string">
            <text:p>0.249774E+01</text:p>
          </table:table-cell>
          <table:table-cell table:formula="of:=[.C439]*1" office:value-type="float" office:value="2.49774">
            <text:p>2.4977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office:value-type="string">
            <text:p>0.249624E+01</text:p>
          </table:table-cell>
          <table:table-cell table:formula="of:=[.C440]*1" office:value-type="float" office:value="2.49624">
            <text:p>2.49624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170">
            <text:p>170</text:p>
          </table:table-cell>
          <table:table-cell office:value-type="string">
            <text:p>0.249624E+01</text:p>
          </table:table-cell>
          <table:table-cell table:formula="of:=[.C441]*1" office:value-type="float" office:value="2.49624">
            <text:p>2.4962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90">
            <text:p>-190</text:p>
          </table:table-cell>
          <table:table-cell office:value-type="string">
            <text:p>0.249624E+01</text:p>
          </table:table-cell>
          <table:table-cell table:formula="of:=[.C442]*1" office:value-type="float" office:value="2.49624">
            <text:p>2.49624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190">
            <text:p>-190</text:p>
          </table:table-cell>
          <table:table-cell office:value-type="string">
            <text:p>0.249624E+01</text:p>
          </table:table-cell>
          <table:table-cell table:formula="of:=[.C443]*1" office:value-type="float" office:value="2.49624">
            <text:p>2.49624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25">
            <text:p>-25</text:p>
          </table:table-cell>
          <table:table-cell office:value-type="string">
            <text:p>0.248316E+01</text:p>
          </table:table-cell>
          <table:table-cell table:formula="of:=[.C444]*1" office:value-type="float" office:value="2.48316">
            <text:p>2.4831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0">
            <text:p>70</text:p>
          </table:table-cell>
          <table:table-cell office:value-type="string">
            <text:p>0.247342E+01</text:p>
          </table:table-cell>
          <table:table-cell table:formula="of:=[.C445]*1" office:value-type="float" office:value="2.47342">
            <text:p>2.47342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70">
            <text:p>70</text:p>
          </table:table-cell>
          <table:table-cell office:value-type="string">
            <text:p>0.247342E+01</text:p>
          </table:table-cell>
          <table:table-cell table:formula="of:=[.C446]*1" office:value-type="float" office:value="2.47342">
            <text:p>2.4734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70">
            <text:p>-70</text:p>
          </table:table-cell>
          <table:table-cell office:value-type="string">
            <text:p>0.243315E+01</text:p>
          </table:table-cell>
          <table:table-cell table:formula="of:=[.C447]*1" office:value-type="float" office:value="2.43315">
            <text:p>2.43315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180">
            <text:p>180</text:p>
          </table:table-cell>
          <table:table-cell office:value-type="string">
            <text:p>0.243208E+01</text:p>
          </table:table-cell>
          <table:table-cell table:formula="of:=[.C448]*1" office:value-type="float" office:value="2.43208">
            <text:p>2.4320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office:value-type="string">
            <text:p>0.243208E+01</text:p>
          </table:table-cell>
          <table:table-cell table:formula="of:=[.C449]*1" office:value-type="float" office:value="2.43208">
            <text:p>2.43208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180">
            <text:p>-180</text:p>
          </table:table-cell>
          <table:table-cell office:value-type="string">
            <text:p>0.243208E+01</text:p>
          </table:table-cell>
          <table:table-cell table:formula="of:=[.C450]*1" office:value-type="float" office:value="2.43208">
            <text:p>2.4320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85">
            <text:p>-85</text:p>
          </table:table-cell>
          <table:table-cell office:value-type="string">
            <text:p>0.239383E+01</text:p>
          </table:table-cell>
          <table:table-cell table:formula="of:=[.C451]*1" office:value-type="float" office:value="2.39383">
            <text:p>2.393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0.235731E+01</text:p>
          </table:table-cell>
          <table:table-cell table:formula="of:=[.C452]*1" office:value-type="float" office:value="2.35731">
            <text:p>2.35731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55">
            <text:p>-55</text:p>
          </table:table-cell>
          <table:table-cell office:value-type="string">
            <text:p>0.232779E+01</text:p>
          </table:table-cell>
          <table:table-cell table:formula="of:=[.C453]*1" office:value-type="float" office:value="2.32779">
            <text:p>2.3277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55">
            <text:p>-55</text:p>
          </table:table-cell>
          <table:table-cell office:value-type="string">
            <text:p>0.232779E+01</text:p>
          </table:table-cell>
          <table:table-cell table:formula="of:=[.C454]*1" office:value-type="float" office:value="2.32779">
            <text:p>2.32779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10">
            <text:p>110</text:p>
          </table:table-cell>
          <table:table-cell office:value-type="string">
            <text:p>0.229790E+01</text:p>
          </table:table-cell>
          <table:table-cell table:formula="of:=[.C455]*1" office:value-type="float" office:value="2.2979">
            <text:p>2.297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0.228253E+01</text:p>
          </table:table-cell>
          <table:table-cell table:formula="of:=[.C456]*1" office:value-type="float" office:value="2.28253">
            <text:p>2.28253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30">
            <text:p>30</text:p>
          </table:table-cell>
          <table:table-cell office:value-type="string">
            <text:p>0.228253E+01</text:p>
          </table:table-cell>
          <table:table-cell table:formula="of:=[.C457]*1" office:value-type="float" office:value="2.28253">
            <text:p>2.282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0.226259E+01</text:p>
          </table:table-cell>
          <table:table-cell table:formula="of:=[.C458]*1" office:value-type="float" office:value="2.26259">
            <text:p>2.26259</text:p>
          </table:table-cell>
        </table:table-row>
        <table:table-row table:style-name="ro1">
          <table:table-cell table:number-columns-repeated="2" office:value-type="float" office:value="180">
            <text:p>180</text:p>
          </table:table-cell>
          <table:table-cell office:value-type="string">
            <text:p>0.226021E+01</text:p>
          </table:table-cell>
          <table:table-cell table:formula="of:=[.C459]*1" office:value-type="float" office:value="2.26021">
            <text:p>2.26021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180">
            <text:p>180</text:p>
          </table:table-cell>
          <table:table-cell office:value-type="string">
            <text:p>0.226021E+01</text:p>
          </table:table-cell>
          <table:table-cell table:formula="of:=[.C460]*1" office:value-type="float" office:value="2.26021">
            <text:p>2.2602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80">
            <text:p>-180</text:p>
          </table:table-cell>
          <table:table-cell office:value-type="string">
            <text:p>0.226021E+01</text:p>
          </table:table-cell>
          <table:table-cell table:formula="of:=[.C461]*1" office:value-type="float" office:value="2.26021">
            <text:p>2.26021</text:p>
          </table:table-cell>
        </table:table-row>
        <table:table-row table:style-name="ro1">
          <table:table-cell table:number-columns-repeated="2" office:value-type="float" office:value="-180">
            <text:p>-180</text:p>
          </table:table-cell>
          <table:table-cell office:value-type="string">
            <text:p>0.226021E+01</text:p>
          </table:table-cell>
          <table:table-cell table:formula="of:=[.C462]*1" office:value-type="float" office:value="2.26021">
            <text:p>2.2602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string">
            <text:p>0.225006E+01</text:p>
          </table:table-cell>
          <table:table-cell table:formula="of:=[.C463]*1" office:value-type="float" office:value="2.25006">
            <text:p>2.25006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130">
            <text:p>130</text:p>
          </table:table-cell>
          <table:table-cell office:value-type="string">
            <text:p>0.225006E+01</text:p>
          </table:table-cell>
          <table:table-cell table:formula="of:=[.C464]*1" office:value-type="float" office:value="2.25006">
            <text:p>2.250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string">
            <text:p>0.223220E+01</text:p>
          </table:table-cell>
          <table:table-cell table:formula="of:=[.C465]*1" office:value-type="float" office:value="2.2322">
            <text:p>2.2322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145">
            <text:p>145</text:p>
          </table:table-cell>
          <table:table-cell office:value-type="string">
            <text:p>0.223220E+01</text:p>
          </table:table-cell>
          <table:table-cell table:formula="of:=[.C466]*1" office:value-type="float" office:value="2.2322">
            <text:p>2.23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0.222671E+01</text:p>
          </table:table-cell>
          <table:table-cell table:formula="of:=[.C467]*1" office:value-type="float" office:value="2.22671">
            <text:p>2.2267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221299E+01</text:p>
          </table:table-cell>
          <table:table-cell table:formula="of:=[.C468]*1" office:value-type="float" office:value="2.21299">
            <text:p>2.21299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70">
            <text:p>-70</text:p>
          </table:table-cell>
          <table:table-cell office:value-type="string">
            <text:p>0.220940E+01</text:p>
          </table:table-cell>
          <table:table-cell table:formula="of:=[.C469]*1" office:value-type="float" office:value="2.2094">
            <text:p>2.2094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25">
            <text:p>-25</text:p>
          </table:table-cell>
          <table:table-cell office:value-type="string">
            <text:p>0.216480E+01</text:p>
          </table:table-cell>
          <table:table-cell table:formula="of:=[.C470]*1" office:value-type="float" office:value="2.1648">
            <text:p>2.1648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165">
            <text:p>-165</text:p>
          </table:table-cell>
          <table:table-cell office:value-type="string">
            <text:p>0.214293E+01</text:p>
          </table:table-cell>
          <table:table-cell table:formula="of:=[.C471]*1" office:value-type="float" office:value="2.14293">
            <text:p>2.1429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165">
            <text:p>-165</text:p>
          </table:table-cell>
          <table:table-cell office:value-type="string">
            <text:p>0.214293E+01</text:p>
          </table:table-cell>
          <table:table-cell table:formula="of:=[.C472]*1" office:value-type="float" office:value="2.14293">
            <text:p>2.14293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195">
            <text:p>195</text:p>
          </table:table-cell>
          <table:table-cell office:value-type="string">
            <text:p>0.214293E+01</text:p>
          </table:table-cell>
          <table:table-cell table:formula="of:=[.C473]*1" office:value-type="float" office:value="2.14293">
            <text:p>2.1429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5">
            <text:p>195</text:p>
          </table:table-cell>
          <table:table-cell office:value-type="string">
            <text:p>0.214293E+01</text:p>
          </table:table-cell>
          <table:table-cell table:formula="of:=[.C474]*1" office:value-type="float" office:value="2.14293">
            <text:p>2.14293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25">
            <text:p>-25</text:p>
          </table:table-cell>
          <table:table-cell office:value-type="string">
            <text:p>0.213498E+01</text:p>
          </table:table-cell>
          <table:table-cell table:formula="of:=[.C475]*1" office:value-type="float" office:value="2.13498">
            <text:p>2.1349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25">
            <text:p>-25</text:p>
          </table:table-cell>
          <table:table-cell office:value-type="string">
            <text:p>0.213498E+01</text:p>
          </table:table-cell>
          <table:table-cell table:formula="of:=[.C476]*1" office:value-type="float" office:value="2.13498">
            <text:p>2.13498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office:value-type="string">
            <text:p>0.213062E+01</text:p>
          </table:table-cell>
          <table:table-cell table:formula="of:=[.C477]*1" office:value-type="float" office:value="2.13062">
            <text:p>2.1306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string">
            <text:p>0.209413E+01</text:p>
          </table:table-cell>
          <table:table-cell table:formula="of:=[.C478]*1" office:value-type="float" office:value="2.09413">
            <text:p>2.09413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30">
            <text:p>-130</text:p>
          </table:table-cell>
          <table:table-cell office:value-type="string">
            <text:p>0.208508E+01</text:p>
          </table:table-cell>
          <table:table-cell table:formula="of:=[.C479]*1" office:value-type="float" office:value="2.08508">
            <text:p>2.085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0.203730E+01</text:p>
          </table:table-cell>
          <table:table-cell table:formula="of:=[.C480]*1" office:value-type="float" office:value="2.0373">
            <text:p>2.0373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40">
            <text:p>-40</text:p>
          </table:table-cell>
          <table:table-cell office:value-type="string">
            <text:p>0.198885E+01</text:p>
          </table:table-cell>
          <table:table-cell table:formula="of:=[.C481]*1" office:value-type="float" office:value="1.98885">
            <text:p>1.988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.195239E+01</text:p>
          </table:table-cell>
          <table:table-cell table:formula="of:=[.C482]*1" office:value-type="float" office:value="1.95239">
            <text:p>1.95239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45">
            <text:p>145</text:p>
          </table:table-cell>
          <table:table-cell office:value-type="string">
            <text:p>0.191938E+01</text:p>
          </table:table-cell>
          <table:table-cell table:formula="of:=[.C483]*1" office:value-type="float" office:value="1.91938">
            <text:p>1.91938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115">
            <text:p>-115</text:p>
          </table:table-cell>
          <table:table-cell office:value-type="string">
            <text:p>0.189783E+01</text:p>
          </table:table-cell>
          <table:table-cell table:formula="of:=[.C484]*1" office:value-type="float" office:value="1.89783">
            <text:p>1.897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115">
            <text:p>-115</text:p>
          </table:table-cell>
          <table:table-cell office:value-type="string">
            <text:p>0.189783E+01</text:p>
          </table:table-cell>
          <table:table-cell table:formula="of:=[.C485]*1" office:value-type="float" office:value="1.89783">
            <text:p>1.897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string">
            <text:p>0.189569E+01</text:p>
          </table:table-cell>
          <table:table-cell table:formula="of:=[.C486]*1" office:value-type="float" office:value="1.89569">
            <text:p>1.89569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160">
            <text:p>160</text:p>
          </table:table-cell>
          <table:table-cell office:value-type="string">
            <text:p>0.189569E+01</text:p>
          </table:table-cell>
          <table:table-cell table:formula="of:=[.C487]*1" office:value-type="float" office:value="1.89569">
            <text:p>1.8956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200">
            <text:p>-200</text:p>
          </table:table-cell>
          <table:table-cell office:value-type="string">
            <text:p>0.189569E+01</text:p>
          </table:table-cell>
          <table:table-cell table:formula="of:=[.C488]*1" office:value-type="float" office:value="1.89569">
            <text:p>1.89569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200">
            <text:p>-200</text:p>
          </table:table-cell>
          <table:table-cell office:value-type="string">
            <text:p>0.189569E+01</text:p>
          </table:table-cell>
          <table:table-cell table:formula="of:=[.C489]*1" office:value-type="float" office:value="1.89569">
            <text:p>1.8956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70">
            <text:p>-70</text:p>
          </table:table-cell>
          <table:table-cell office:value-type="string">
            <text:p>0.182692E+01</text:p>
          </table:table-cell>
          <table:table-cell table:formula="of:=[.C490]*1" office:value-type="float" office:value="1.82692">
            <text:p>1.82692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70">
            <text:p>-70</text:p>
          </table:table-cell>
          <table:table-cell office:value-type="string">
            <text:p>0.182692E+01</text:p>
          </table:table-cell>
          <table:table-cell table:formula="of:=[.C491]*1" office:value-type="float" office:value="1.82692">
            <text:p>1.8269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00">
            <text:p>-100</text:p>
          </table:table-cell>
          <table:table-cell office:value-type="string">
            <text:p>0.181218E+01</text:p>
          </table:table-cell>
          <table:table-cell table:formula="of:=[.C492]*1" office:value-type="float" office:value="1.81218">
            <text:p>1.8121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string">
            <text:p>0.178220E+01</text:p>
          </table:table-cell>
          <table:table-cell table:formula="of:=[.C493]*1" office:value-type="float" office:value="1.7822">
            <text:p>1.7822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180">
            <text:p>180</text:p>
          </table:table-cell>
          <table:table-cell office:value-type="string">
            <text:p>0.178220E+01</text:p>
          </table:table-cell>
          <table:table-cell table:formula="of:=[.C494]*1" office:value-type="float" office:value="1.7822">
            <text:p>1.782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80">
            <text:p>-180</text:p>
          </table:table-cell>
          <table:table-cell office:value-type="string">
            <text:p>0.178220E+01</text:p>
          </table:table-cell>
          <table:table-cell table:formula="of:=[.C495]*1" office:value-type="float" office:value="1.7822">
            <text:p>1.7822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180">
            <text:p>-180</text:p>
          </table:table-cell>
          <table:table-cell office:value-type="string">
            <text:p>0.178220E+01</text:p>
          </table:table-cell>
          <table:table-cell table:formula="of:=[.C496]*1" office:value-type="float" office:value="1.7822">
            <text:p>1.7822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30">
            <text:p>30</text:p>
          </table:table-cell>
          <table:table-cell office:value-type="string">
            <text:p>0.165667E+01</text:p>
          </table:table-cell>
          <table:table-cell table:formula="of:=[.C497]*1" office:value-type="float" office:value="1.65667">
            <text:p>1.656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string">
            <text:p>0.164596E+01</text:p>
          </table:table-cell>
          <table:table-cell table:formula="of:=[.C498]*1" office:value-type="float" office:value="1.64596">
            <text:p>1.645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0.160042E+01</text:p>
          </table:table-cell>
          <table:table-cell table:formula="of:=[.C499]*1" office:value-type="float" office:value="1.60042">
            <text:p>1.6004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string">
            <text:p>0.159287E+01</text:p>
          </table:table-cell>
          <table:table-cell table:formula="of:=[.C500]*1" office:value-type="float" office:value="1.59287">
            <text:p>1.59287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110">
            <text:p>110</text:p>
          </table:table-cell>
          <table:table-cell office:value-type="string">
            <text:p>0.159287E+01</text:p>
          </table:table-cell>
          <table:table-cell table:formula="of:=[.C501]*1" office:value-type="float" office:value="1.59287">
            <text:p>1.59287</text:p>
          </table:table-cell>
        </table:table-row>
        <table:table-row table:style-name="ro1">
          <table:table-cell table:number-columns-repeated="2" office:value-type="float" office:value="-165">
            <text:p>-165</text:p>
          </table:table-cell>
          <table:table-cell office:value-type="string">
            <text:p>0.157578E+01</text:p>
          </table:table-cell>
          <table:table-cell table:formula="of:=[.C502]*1" office:value-type="float" office:value="1.57578">
            <text:p>1.5757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165">
            <text:p>-165</text:p>
          </table:table-cell>
          <table:table-cell office:value-type="string">
            <text:p>0.157578E+01</text:p>
          </table:table-cell>
          <table:table-cell table:formula="of:=[.C503]*1" office:value-type="float" office:value="1.57578">
            <text:p>1.57578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195">
            <text:p>195</text:p>
          </table:table-cell>
          <table:table-cell office:value-type="string">
            <text:p>0.157578E+01</text:p>
          </table:table-cell>
          <table:table-cell table:formula="of:=[.C504]*1" office:value-type="float" office:value="1.57578">
            <text:p>1.57578</text:p>
          </table:table-cell>
        </table:table-row>
        <table:table-row table:style-name="ro1">
          <table:table-cell table:number-columns-repeated="2" office:value-type="float" office:value="195">
            <text:p>195</text:p>
          </table:table-cell>
          <table:table-cell office:value-type="string">
            <text:p>0.157578E+01</text:p>
          </table:table-cell>
          <table:table-cell table:formula="of:=[.C505]*1" office:value-type="float" office:value="1.57578">
            <text:p>1.57578</text:p>
          </table:table-cell>
        </table:table-row>
        <table:table-row table:style-name="ro1">
          <table:table-cell table:number-columns-repeated="2" office:value-type="float" office:value="-150">
            <text:p>-150</text:p>
          </table:table-cell>
          <table:table-cell office:value-type="string">
            <text:p>0.157315E+01</text:p>
          </table:table-cell>
          <table:table-cell table:formula="of:=[.C506]*1" office:value-type="float" office:value="1.57315">
            <text:p>1.5731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150">
            <text:p>-150</text:p>
          </table:table-cell>
          <table:table-cell office:value-type="string">
            <text:p>0.157315E+01</text:p>
          </table:table-cell>
          <table:table-cell table:formula="of:=[.C507]*1" office:value-type="float" office:value="1.57315">
            <text:p>1.57315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210">
            <text:p>210</text:p>
          </table:table-cell>
          <table:table-cell office:value-type="string">
            <text:p>0.157315E+01</text:p>
          </table:table-cell>
          <table:table-cell table:formula="of:=[.C508]*1" office:value-type="float" office:value="1.57315">
            <text:p>1.57315</text:p>
          </table:table-cell>
        </table:table-row>
        <table:table-row table:style-name="ro1">
          <table:table-cell table:number-columns-repeated="2" office:value-type="float" office:value="210">
            <text:p>210</text:p>
          </table:table-cell>
          <table:table-cell office:value-type="string">
            <text:p>0.157315E+01</text:p>
          </table:table-cell>
          <table:table-cell table:formula="of:=[.C509]*1" office:value-type="float" office:value="1.57315">
            <text:p>1.573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0.156848E+01</text:p>
          </table:table-cell>
          <table:table-cell table:formula="of:=[.C510]*1" office:value-type="float" office:value="1.56848">
            <text:p>1.5684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5">
            <text:p>145</text:p>
          </table:table-cell>
          <table:table-cell office:value-type="string">
            <text:p>0.154511E+01</text:p>
          </table:table-cell>
          <table:table-cell table:formula="of:=[.C511]*1" office:value-type="float" office:value="1.54511">
            <text:p>1.5451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50">
            <text:p>-150</text:p>
          </table:table-cell>
          <table:table-cell office:value-type="string">
            <text:p>0.153392E+01</text:p>
          </table:table-cell>
          <table:table-cell table:formula="of:=[.C512]*1" office:value-type="float" office:value="1.53392">
            <text:p>1.5339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office:value-type="string">
            <text:p>0.153392E+01</text:p>
          </table:table-cell>
          <table:table-cell table:formula="of:=[.C513]*1" office:value-type="float" office:value="1.53392">
            <text:p>1.53392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70">
            <text:p>70</text:p>
          </table:table-cell>
          <table:table-cell office:value-type="string">
            <text:p>0.150534E+01</text:p>
          </table:table-cell>
          <table:table-cell table:formula="of:=[.C514]*1" office:value-type="float" office:value="1.50534">
            <text:p>1.5053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.149943E+01</text:p>
          </table:table-cell>
          <table:table-cell table:formula="of:=[.C515]*1" office:value-type="float" office:value="1.49943">
            <text:p>1.49943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 office:value-type="string">
            <text:p>0.149943E+01</text:p>
          </table:table-cell>
          <table:table-cell table:formula="of:=[.C516]*1" office:value-type="float" office:value="1.49943">
            <text:p>1.499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70">
            <text:p>-70</text:p>
          </table:table-cell>
          <table:table-cell office:value-type="string">
            <text:p>0.149749E+01</text:p>
          </table:table-cell>
          <table:table-cell table:formula="of:=[.C517]*1" office:value-type="float" office:value="1.49749">
            <text:p>1.497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string">
            <text:p>0.148815E+01</text:p>
          </table:table-cell>
          <table:table-cell table:formula="of:=[.C518]*1" office:value-type="float" office:value="1.48815">
            <text:p>1.4881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string">
            <text:p>0.148240E+01</text:p>
          </table:table-cell>
          <table:table-cell table:formula="of:=[.C519]*1" office:value-type="float" office:value="1.4824">
            <text:p>1.4824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170">
            <text:p>170</text:p>
          </table:table-cell>
          <table:table-cell office:value-type="string">
            <text:p>0.148240E+01</text:p>
          </table:table-cell>
          <table:table-cell table:formula="of:=[.C520]*1" office:value-type="float" office:value="1.4824">
            <text:p>1.482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90">
            <text:p>-190</text:p>
          </table:table-cell>
          <table:table-cell office:value-type="string">
            <text:p>0.148240E+01</text:p>
          </table:table-cell>
          <table:table-cell table:formula="of:=[.C521]*1" office:value-type="float" office:value="1.4824">
            <text:p>1.4824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190">
            <text:p>-190</text:p>
          </table:table-cell>
          <table:table-cell office:value-type="string">
            <text:p>0.148240E+01</text:p>
          </table:table-cell>
          <table:table-cell table:formula="of:=[.C522]*1" office:value-type="float" office:value="1.4824">
            <text:p>1.4824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15">
            <text:p>15</text:p>
          </table:table-cell>
          <table:table-cell office:value-type="string">
            <text:p>0.141619E+01</text:p>
          </table:table-cell>
          <table:table-cell table:formula="of:=[.C523]*1" office:value-type="float" office:value="1.41619">
            <text:p>1.41619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130">
            <text:p>-130</text:p>
          </table:table-cell>
          <table:table-cell office:value-type="string">
            <text:p>0.138866E+01</text:p>
          </table:table-cell>
          <table:table-cell table:formula="of:=[.C524]*1" office:value-type="float" office:value="1.38866">
            <text:p>1.3886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130">
            <text:p>-130</text:p>
          </table:table-cell>
          <table:table-cell office:value-type="string">
            <text:p>0.138866E+01</text:p>
          </table:table-cell>
          <table:table-cell table:formula="of:=[.C525]*1" office:value-type="float" office:value="1.38866">
            <text:p>1.3886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15">
            <text:p>-115</text:p>
          </table:table-cell>
          <table:table-cell office:value-type="string">
            <text:p>0.134151E+01</text:p>
          </table:table-cell>
          <table:table-cell table:formula="of:=[.C526]*1" office:value-type="float" office:value="1.34151">
            <text:p>1.34151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80">
            <text:p>180</text:p>
          </table:table-cell>
          <table:table-cell office:value-type="string">
            <text:p>0.131008E+01</text:p>
          </table:table-cell>
          <table:table-cell table:formula="of:=[.C527]*1" office:value-type="float" office:value="1.31008">
            <text:p>1.31008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80">
            <text:p>-180</text:p>
          </table:table-cell>
          <table:table-cell office:value-type="string">
            <text:p>0.131008E+01</text:p>
          </table:table-cell>
          <table:table-cell table:formula="of:=[.C528]*1" office:value-type="float" office:value="1.31008">
            <text:p>1.31008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40">
            <text:p>-40</text:p>
          </table:table-cell>
          <table:table-cell office:value-type="string">
            <text:p>0.129854E+01</text:p>
          </table:table-cell>
          <table:table-cell table:formula="of:=[.C529]*1" office:value-type="float" office:value="1.29854">
            <text:p>1.2985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65">
            <text:p>-165</text:p>
          </table:table-cell>
          <table:table-cell office:value-type="string">
            <text:p>0.129709E+01</text:p>
          </table:table-cell>
          <table:table-cell table:formula="of:=[.C530]*1" office:value-type="float" office:value="1.29709">
            <text:p>1.29709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165">
            <text:p>-165</text:p>
          </table:table-cell>
          <table:table-cell office:value-type="string">
            <text:p>0.129709E+01</text:p>
          </table:table-cell>
          <table:table-cell table:formula="of:=[.C531]*1" office:value-type="float" office:value="1.29709">
            <text:p>1.2970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  <table:table-cell office:value-type="string">
            <text:p>0.129709E+01</text:p>
          </table:table-cell>
          <table:table-cell table:formula="of:=[.C532]*1" office:value-type="float" office:value="1.29709">
            <text:p>1.29709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00">
            <text:p>-100</text:p>
          </table:table-cell>
          <table:table-cell office:value-type="string">
            <text:p>0.127704E+01</text:p>
          </table:table-cell>
          <table:table-cell table:formula="of:=[.C533]*1" office:value-type="float" office:value="1.27704">
            <text:p>1.2770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0">
            <text:p>-10</text:p>
          </table:table-cell>
          <table:table-cell office:value-type="string">
            <text:p>0.112668E+01</text:p>
          </table:table-cell>
          <table:table-cell table:formula="of:=[.C534]*1" office:value-type="float" office:value="1.12668">
            <text:p>1.12668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10">
            <text:p>-10</text:p>
          </table:table-cell>
          <table:table-cell office:value-type="string">
            <text:p>0.112668E+01</text:p>
          </table:table-cell>
          <table:table-cell table:formula="of:=[.C535]*1" office:value-type="float" office:value="1.12668">
            <text:p>1.12668</text:p>
          </table:table-cell>
        </table:table-row>
        <table:table-row table:style-name="ro1">
          <table:table-cell table:number-columns-repeated="2" office:value-type="float" office:value="-40">
            <text:p>-40</text:p>
          </table:table-cell>
          <table:table-cell office:value-type="string">
            <text:p>0.110021E+01</text:p>
          </table:table-cell>
          <table:table-cell table:formula="of:=[.C536]*1" office:value-type="float" office:value="1.10021">
            <text:p>1.1002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65">
            <text:p>-165</text:p>
          </table:table-cell>
          <table:table-cell office:value-type="string">
            <text:p>0.108296E+01</text:p>
          </table:table-cell>
          <table:table-cell table:formula="of:=[.C537]*1" office:value-type="float" office:value="1.08296">
            <text:p>1.0829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5">
            <text:p>195</text:p>
          </table:table-cell>
          <table:table-cell office:value-type="string">
            <text:p>0.108296E+01</text:p>
          </table:table-cell>
          <table:table-cell table:formula="of:=[.C538]*1" office:value-type="float" office:value="1.08296">
            <text:p>1.08296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85">
            <text:p>-85</text:p>
          </table:table-cell>
          <table:table-cell office:value-type="string">
            <text:p>0.101670E+01</text:p>
          </table:table-cell>
          <table:table-cell table:formula="of:=[.C539]*1" office:value-type="float" office:value="1.0167">
            <text:p>1.0167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40">
            <text:p>-40</text:p>
          </table:table-cell>
          <table:table-cell office:value-type="string">
            <text:p>0.100377E+01</text:p>
          </table:table-cell>
          <table:table-cell table:formula="of:=[.C540]*1" office:value-type="float" office:value="1.00377">
            <text:p>1.0037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40">
            <text:p>-40</text:p>
          </table:table-cell>
          <table:table-cell office:value-type="string">
            <text:p>0.100377E+01</text:p>
          </table:table-cell>
          <table:table-cell table:formula="of:=[.C541]*1" office:value-type="float" office:value="1.00377">
            <text:p>1.00377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70">
            <text:p>170</text:p>
          </table:table-cell>
          <table:table-cell office:value-type="string">
            <text:p>0.100328E+01</text:p>
          </table:table-cell>
          <table:table-cell table:formula="of:=[.C542]*1" office:value-type="float" office:value="1.00328">
            <text:p>1.00328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90">
            <text:p>-190</text:p>
          </table:table-cell>
          <table:table-cell office:value-type="string">
            <text:p>0.100328E+01</text:p>
          </table:table-cell>
          <table:table-cell table:formula="of:=[.C543]*1" office:value-type="float" office:value="1.00328">
            <text:p>1.0032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string">
            <text:p>0.997165E+00</text:p>
          </table:table-cell>
          <table:table-cell table:formula="of:=[.C544]*1" office:value-type="float" office:value="0.997165">
            <text:p>0.997165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180">
            <text:p>180</text:p>
          </table:table-cell>
          <table:table-cell office:value-type="string">
            <text:p>0.997165E+00</text:p>
          </table:table-cell>
          <table:table-cell table:formula="of:=[.C545]*1" office:value-type="float" office:value="0.997165">
            <text:p>0.99716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80">
            <text:p>-180</text:p>
          </table:table-cell>
          <table:table-cell office:value-type="string">
            <text:p>0.997165E+00</text:p>
          </table:table-cell>
          <table:table-cell table:formula="of:=[.C546]*1" office:value-type="float" office:value="0.997165">
            <text:p>0.997165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180">
            <text:p>-180</text:p>
          </table:table-cell>
          <table:table-cell office:value-type="string">
            <text:p>0.997165E+00</text:p>
          </table:table-cell>
          <table:table-cell table:formula="of:=[.C547]*1" office:value-type="float" office:value="0.997165">
            <text:p>0.99716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0">
            <text:p>160</text:p>
          </table:table-cell>
          <table:table-cell office:value-type="string">
            <text:p>0.991172E+00</text:p>
          </table:table-cell>
          <table:table-cell table:formula="of:=[.C548]*1" office:value-type="float" office:value="0.991172">
            <text:p>0.99117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200">
            <text:p>-200</text:p>
          </table:table-cell>
          <table:table-cell office:value-type="string">
            <text:p>0.991172E+00</text:p>
          </table:table-cell>
          <table:table-cell table:formula="of:=[.C549]*1" office:value-type="float" office:value="0.991172">
            <text:p>0.991172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.965008E+00</text:p>
          </table:table-cell>
          <table:table-cell table:formula="of:=[.C550]*1" office:value-type="float" office:value="0.965008">
            <text:p>0.9650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0.949156E+00</text:p>
          </table:table-cell>
          <table:table-cell table:formula="of:=[.C551]*1" office:value-type="float" office:value="0.949156">
            <text:p>0.94915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string">
            <text:p>0.948975E+00</text:p>
          </table:table-cell>
          <table:table-cell table:formula="of:=[.C552]*1" office:value-type="float" office:value="0.948975">
            <text:p>0.948975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50">
            <text:p>50</text:p>
          </table:table-cell>
          <table:table-cell office:value-type="string">
            <text:p>0.948975E+00</text:p>
          </table:table-cell>
          <table:table-cell table:formula="of:=[.C553]*1" office:value-type="float" office:value="0.948975">
            <text:p>0.94897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85">
            <text:p>-85</text:p>
          </table:table-cell>
          <table:table-cell office:value-type="string">
            <text:p>0.931686E+00</text:p>
          </table:table-cell>
          <table:table-cell table:formula="of:=[.C554]*1" office:value-type="float" office:value="0.931686">
            <text:p>0.931686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85">
            <text:p>-85</text:p>
          </table:table-cell>
          <table:table-cell office:value-type="string">
            <text:p>0.931686E+00</text:p>
          </table:table-cell>
          <table:table-cell table:formula="of:=[.C555]*1" office:value-type="float" office:value="0.931686">
            <text:p>0.931686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150">
            <text:p>-150</text:p>
          </table:table-cell>
          <table:table-cell office:value-type="string">
            <text:p>0.926557E+00</text:p>
          </table:table-cell>
          <table:table-cell table:formula="of:=[.C556]*1" office:value-type="float" office:value="0.926557">
            <text:p>0.92655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150">
            <text:p>-150</text:p>
          </table:table-cell>
          <table:table-cell office:value-type="string">
            <text:p>0.926557E+00</text:p>
          </table:table-cell>
          <table:table-cell table:formula="of:=[.C557]*1" office:value-type="float" office:value="0.926557">
            <text:p>0.926557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210">
            <text:p>210</text:p>
          </table:table-cell>
          <table:table-cell office:value-type="string">
            <text:p>0.926557E+00</text:p>
          </table:table-cell>
          <table:table-cell table:formula="of:=[.C558]*1" office:value-type="float" office:value="0.926557">
            <text:p>0.92655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10">
            <text:p>210</text:p>
          </table:table-cell>
          <table:table-cell office:value-type="string">
            <text:p>0.926557E+00</text:p>
          </table:table-cell>
          <table:table-cell table:formula="of:=[.C559]*1" office:value-type="float" office:value="0.926557">
            <text:p>0.926557</text:p>
          </table:table-cell>
        </table:table-row>
        <table:table-row table:style-name="ro1">
          <table:table-cell table:number-columns-repeated="2" office:value-type="float" office:value="-10">
            <text:p>-10</text:p>
          </table:table-cell>
          <table:table-cell office:value-type="string">
            <text:p>0.917228E+00</text:p>
          </table:table-cell>
          <table:table-cell table:formula="of:=[.C560]*1" office:value-type="float" office:value="0.917228">
            <text:p>0.917228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0">
            <text:p>130</text:p>
          </table:table-cell>
          <table:table-cell office:value-type="string">
            <text:p>0.913062E+00</text:p>
          </table:table-cell>
          <table:table-cell table:formula="of:=[.C561]*1" office:value-type="float" office:value="0.913062">
            <text:p>0.91306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65">
            <text:p>-165</text:p>
          </table:table-cell>
          <table:table-cell office:value-type="string">
            <text:p>0.908093E+00</text:p>
          </table:table-cell>
          <table:table-cell table:formula="of:=[.C562]*1" office:value-type="float" office:value="0.908093">
            <text:p>0.908093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165">
            <text:p>-165</text:p>
          </table:table-cell>
          <table:table-cell office:value-type="string">
            <text:p>0.908093E+00</text:p>
          </table:table-cell>
          <table:table-cell table:formula="of:=[.C563]*1" office:value-type="float" office:value="0.908093">
            <text:p>0.90809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95">
            <text:p>195</text:p>
          </table:table-cell>
          <table:table-cell office:value-type="string">
            <text:p>0.908093E+00</text:p>
          </table:table-cell>
          <table:table-cell table:formula="of:=[.C564]*1" office:value-type="float" office:value="0.908093">
            <text:p>0.908093</text:p>
          </table:table-cell>
        </table:table-row>
        <table:table-row table:style-name="ro1">
          <table:table-cell table:number-columns-repeated="2" office:value-type="float" office:value="-25">
            <text:p>-25</text:p>
          </table:table-cell>
          <table:table-cell office:value-type="string">
            <text:p>0.886202E+00</text:p>
          </table:table-cell>
          <table:table-cell table:formula="of:=[.C565]*1" office:value-type="float" office:value="0.886202">
            <text:p>0.886202</text:p>
          </table:table-cell>
        </table:table-row>
        <table:table-row table:style-name="ro1">
          <table:table-cell table:number-columns-repeated="2" office:value-type="float" office:value="-55">
            <text:p>-55</text:p>
          </table:table-cell>
          <table:table-cell office:value-type="string">
            <text:p>0.862357E+00</text:p>
          </table:table-cell>
          <table:table-cell table:formula="of:=[.C566]*1" office:value-type="float" office:value="0.862357">
            <text:p>0.862357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5">
            <text:p>15</text:p>
          </table:table-cell>
          <table:table-cell office:value-type="string">
            <text:p>0.861657E+00</text:p>
          </table:table-cell>
          <table:table-cell table:formula="of:=[.C567]*1" office:value-type="float" office:value="0.861657">
            <text:p>0.861657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100">
            <text:p>-100</text:p>
          </table:table-cell>
          <table:table-cell office:value-type="string">
            <text:p>0.850607E+00</text:p>
          </table:table-cell>
          <table:table-cell table:formula="of:=[.C568]*1" office:value-type="float" office:value="0.850607">
            <text:p>0.85060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100">
            <text:p>-100</text:p>
          </table:table-cell>
          <table:table-cell office:value-type="string">
            <text:p>0.850607E+00</text:p>
          </table:table-cell>
          <table:table-cell table:formula="of:=[.C569]*1" office:value-type="float" office:value="0.850607">
            <text:p>0.85060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55">
            <text:p>-55</text:p>
          </table:table-cell>
          <table:table-cell office:value-type="string">
            <text:p>0.774750E+00</text:p>
          </table:table-cell>
          <table:table-cell table:formula="of:=[.C570]*1" office:value-type="float" office:value="0.77475">
            <text:p>0.77475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55">
            <text:p>-55</text:p>
          </table:table-cell>
          <table:table-cell office:value-type="string">
            <text:p>0.774750E+00</text:p>
          </table:table-cell>
          <table:table-cell table:formula="of:=[.C571]*1" office:value-type="float" office:value="0.77475">
            <text:p>0.77475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60">
            <text:p>160</text:p>
          </table:table-cell>
          <table:table-cell office:value-type="string">
            <text:p>0.750595E+00</text:p>
          </table:table-cell>
          <table:table-cell table:formula="of:=[.C572]*1" office:value-type="float" office:value="0.750595">
            <text:p>0.750595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200">
            <text:p>-200</text:p>
          </table:table-cell>
          <table:table-cell office:value-type="string">
            <text:p>0.750595E+00</text:p>
          </table:table-cell>
          <table:table-cell table:formula="of:=[.C573]*1" office:value-type="float" office:value="0.750595">
            <text:p>0.75059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30">
            <text:p>-130</text:p>
          </table:table-cell>
          <table:table-cell office:value-type="string">
            <text:p>0.714499E+00</text:p>
          </table:table-cell>
          <table:table-cell table:formula="of:=[.C574]*1" office:value-type="float" office:value="0.714499">
            <text:p>0.714499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25">
            <text:p>-25</text:p>
          </table:table-cell>
          <table:table-cell office:value-type="string">
            <text:p>0.714209E+00</text:p>
          </table:table-cell>
          <table:table-cell table:formula="of:=[.C575]*1" office:value-type="float" office:value="0.714209">
            <text:p>0.71420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string">
            <text:p>0.705500E+00</text:p>
          </table:table-cell>
          <table:table-cell table:formula="of:=[.C576]*1" office:value-type="float" office:value="0.7055">
            <text:p>0.70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80">
            <text:p>-180</text:p>
          </table:table-cell>
          <table:table-cell office:value-type="string">
            <text:p>0.705500E+00</text:p>
          </table:table-cell>
          <table:table-cell table:formula="of:=[.C577]*1" office:value-type="float" office:value="0.7055">
            <text:p>0.70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0.678434E+00</text:p>
          </table:table-cell>
          <table:table-cell table:formula="of:=[.C578]*1" office:value-type="float" office:value="0.678434">
            <text:p>0.67843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0">
            <text:p>170</text:p>
          </table:table-cell>
          <table:table-cell office:value-type="string">
            <text:p>0.628949E+00</text:p>
          </table:table-cell>
          <table:table-cell table:formula="of:=[.C579]*1" office:value-type="float" office:value="0.628949">
            <text:p>0.62894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90">
            <text:p>-190</text:p>
          </table:table-cell>
          <table:table-cell office:value-type="string">
            <text:p>0.628949E+00</text:p>
          </table:table-cell>
          <table:table-cell table:formula="of:=[.C580]*1" office:value-type="float" office:value="0.628949">
            <text:p>0.62894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50">
            <text:p>-150</text:p>
          </table:table-cell>
          <table:table-cell office:value-type="string">
            <text:p>0.611713E+00</text:p>
          </table:table-cell>
          <table:table-cell table:formula="of:=[.C581]*1" office:value-type="float" office:value="0.611713">
            <text:p>0.611713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150">
            <text:p>-150</text:p>
          </table:table-cell>
          <table:table-cell office:value-type="string">
            <text:p>0.611713E+00</text:p>
          </table:table-cell>
          <table:table-cell table:formula="of:=[.C582]*1" office:value-type="float" office:value="0.611713">
            <text:p>0.61171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string">
            <text:p>0.611713E+00</text:p>
          </table:table-cell>
          <table:table-cell table:formula="of:=[.C583]*1" office:value-type="float" office:value="0.611713">
            <text:p>0.6117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25">
            <text:p>-25</text:p>
          </table:table-cell>
          <table:table-cell office:value-type="string">
            <text:p>0.566763E+00</text:p>
          </table:table-cell>
          <table:table-cell table:formula="of:=[.C584]*1" office:value-type="float" office:value="0.566763">
            <text:p>0.566763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25">
            <text:p>-25</text:p>
          </table:table-cell>
          <table:table-cell office:value-type="string">
            <text:p>0.566763E+00</text:p>
          </table:table-cell>
          <table:table-cell table:formula="of:=[.C585]*1" office:value-type="float" office:value="0.566763">
            <text:p>0.566763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30">
            <text:p>30</text:p>
          </table:table-cell>
          <table:table-cell office:value-type="string">
            <text:p>0.540706E+00</text:p>
          </table:table-cell>
          <table:table-cell table:formula="of:=[.C586]*1" office:value-type="float" office:value="0.540706">
            <text:p>0.540706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40">
            <text:p>-40</text:p>
          </table:table-cell>
          <table:table-cell office:value-type="string">
            <text:p>0.508395E+00</text:p>
          </table:table-cell>
          <table:table-cell table:formula="of:=[.C587]*1" office:value-type="float" office:value="0.508395">
            <text:p>0.508395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130">
            <text:p>-130</text:p>
          </table:table-cell>
          <table:table-cell office:value-type="string">
            <text:p>0.496491E+00</text:p>
          </table:table-cell>
          <table:table-cell table:formula="of:=[.C588]*1" office:value-type="float" office:value="0.496491">
            <text:p>0.49649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130">
            <text:p>-130</text:p>
          </table:table-cell>
          <table:table-cell office:value-type="string">
            <text:p>0.496491E+00</text:p>
          </table:table-cell>
          <table:table-cell table:formula="of:=[.C589]*1" office:value-type="float" office:value="0.496491">
            <text:p>0.496491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90">
            <text:p>90</text:p>
          </table:table-cell>
          <table:table-cell office:value-type="string">
            <text:p>0.437477E+00</text:p>
          </table:table-cell>
          <table:table-cell table:formula="of:=[.C590]*1" office:value-type="float" office:value="0.437477">
            <text:p>0.43747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85">
            <text:p>-85</text:p>
          </table:table-cell>
          <table:table-cell office:value-type="string">
            <text:p>0.437134E+00</text:p>
          </table:table-cell>
          <table:table-cell table:formula="of:=[.C591]*1" office:value-type="float" office:value="0.437134">
            <text:p>0.437134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85">
            <text:p>-85</text:p>
          </table:table-cell>
          <table:table-cell office:value-type="string">
            <text:p>0.437134E+00</text:p>
          </table:table-cell>
          <table:table-cell table:formula="of:=[.C592]*1" office:value-type="float" office:value="0.437134">
            <text:p>0.437134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115">
            <text:p>-115</text:p>
          </table:table-cell>
          <table:table-cell office:value-type="string">
            <text:p>0.436755E+00</text:p>
          </table:table-cell>
          <table:table-cell table:formula="of:=[.C593]*1" office:value-type="float" office:value="0.436755">
            <text:p>0.43675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115">
            <text:p>-115</text:p>
          </table:table-cell>
          <table:table-cell office:value-type="string">
            <text:p>0.436755E+00</text:p>
          </table:table-cell>
          <table:table-cell table:formula="of:=[.C594]*1" office:value-type="float" office:value="0.436755">
            <text:p>0.436755</text:p>
          </table:table-cell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25">
            <text:p>-25</text:p>
          </table:table-cell>
          <table:table-cell office:value-type="string">
            <text:p>0.412715E+00</text:p>
          </table:table-cell>
          <table:table-cell table:formula="of:=[.C595]*1" office:value-type="float" office:value="0.412715">
            <text:p>0.41271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25">
            <text:p>-25</text:p>
          </table:table-cell>
          <table:table-cell office:value-type="string">
            <text:p>0.412715E+00</text:p>
          </table:table-cell>
          <table:table-cell table:formula="of:=[.C596]*1" office:value-type="float" office:value="0.412715">
            <text:p>0.41271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65">
            <text:p>-165</text:p>
          </table:table-cell>
          <table:table-cell office:value-type="string">
            <text:p>0.405100E+00</text:p>
          </table:table-cell>
          <table:table-cell table:formula="of:=[.C597]*1" office:value-type="float" office:value="0.4051">
            <text:p>0.4051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165">
            <text:p>-165</text:p>
          </table:table-cell>
          <table:table-cell office:value-type="string">
            <text:p>0.405100E+00</text:p>
          </table:table-cell>
          <table:table-cell table:formula="of:=[.C598]*1" office:value-type="float" office:value="0.4051">
            <text:p>0.405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95">
            <text:p>195</text:p>
          </table:table-cell>
          <table:table-cell office:value-type="string">
            <text:p>0.405100E+00</text:p>
          </table:table-cell>
          <table:table-cell table:formula="of:=[.C599]*1" office:value-type="float" office:value="0.4051">
            <text:p>0.405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00">
            <text:p>-100</text:p>
          </table:table-cell>
          <table:table-cell office:value-type="string">
            <text:p>0.402329E+00</text:p>
          </table:table-cell>
          <table:table-cell table:formula="of:=[.C600]*1" office:value-type="float" office:value="0.402329">
            <text:p>0.402329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100">
            <text:p>-100</text:p>
          </table:table-cell>
          <table:table-cell office:value-type="string">
            <text:p>0.402329E+00</text:p>
          </table:table-cell>
          <table:table-cell table:formula="of:=[.C601]*1" office:value-type="float" office:value="0.402329">
            <text:p>0.40232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50">
            <text:p>-150</text:p>
          </table:table-cell>
          <table:table-cell office:value-type="string">
            <text:p>0.376360E+00</text:p>
          </table:table-cell>
          <table:table-cell table:formula="of:=[.C602]*1" office:value-type="float" office:value="0.37636">
            <text:p>0.37636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150">
            <text:p>-150</text:p>
          </table:table-cell>
          <table:table-cell office:value-type="string">
            <text:p>0.376360E+00</text:p>
          </table:table-cell>
          <table:table-cell table:formula="of:=[.C603]*1" office:value-type="float" office:value="0.37636">
            <text:p>0.3763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10">
            <text:p>210</text:p>
          </table:table-cell>
          <table:table-cell office:value-type="string">
            <text:p>0.376360E+00</text:p>
          </table:table-cell>
          <table:table-cell table:formula="of:=[.C604]*1" office:value-type="float" office:value="0.37636">
            <text:p>0.3763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string">
            <text:p>0.375444E+00</text:p>
          </table:table-cell>
          <table:table-cell table:formula="of:=[.C605]*1" office:value-type="float" office:value="0.375444">
            <text:p>0.37544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0.354796E+00</text:p>
          </table:table-cell>
          <table:table-cell table:formula="of:=[.C606]*1" office:value-type="float" office:value="0.354796">
            <text:p>0.354796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70">
            <text:p>70</text:p>
          </table:table-cell>
          <table:table-cell office:value-type="string">
            <text:p>0.326940E+00</text:p>
          </table:table-cell>
          <table:table-cell table:formula="of:=[.C607]*1" office:value-type="float" office:value="0.32694">
            <text:p>0.32694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45">
            <text:p>145</text:p>
          </table:table-cell>
          <table:table-cell office:value-type="string">
            <text:p>0.309094E+00</text:p>
          </table:table-cell>
          <table:table-cell table:formula="of:=[.C608]*1" office:value-type="float" office:value="0.309094">
            <text:p>0.309094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55">
            <text:p>-55</text:p>
          </table:table-cell>
          <table:table-cell office:value-type="string">
            <text:p>0.301509E+00</text:p>
          </table:table-cell>
          <table:table-cell table:formula="of:=[.C609]*1" office:value-type="float" office:value="0.301509">
            <text:p>0.30150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15">
            <text:p>-115</text:p>
          </table:table-cell>
          <table:table-cell office:value-type="string">
            <text:p>0.290582E+00</text:p>
          </table:table-cell>
          <table:table-cell table:formula="of:=[.C610]*1" office:value-type="float" office:value="0.290582">
            <text:p>0.290582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115">
            <text:p>-115</text:p>
          </table:table-cell>
          <table:table-cell office:value-type="string">
            <text:p>0.290582E+00</text:p>
          </table:table-cell>
          <table:table-cell table:formula="of:=[.C611]*1" office:value-type="float" office:value="0.290582">
            <text:p>0.29058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string">
            <text:p>0.283561E+00</text:p>
          </table:table-cell>
          <table:table-cell table:formula="of:=[.C612]*1" office:value-type="float" office:value="0.283561">
            <text:p>0.2835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70">
            <text:p>-70</text:p>
          </table:table-cell>
          <table:table-cell office:value-type="string">
            <text:p>0.261914E+00</text:p>
          </table:table-cell>
          <table:table-cell table:formula="of:=[.C613]*1" office:value-type="float" office:value="0.261914">
            <text:p>0.261914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70">
            <text:p>-70</text:p>
          </table:table-cell>
          <table:table-cell office:value-type="string">
            <text:p>0.261914E+00</text:p>
          </table:table-cell>
          <table:table-cell table:formula="of:=[.C614]*1" office:value-type="float" office:value="0.261914">
            <text:p>0.26191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40">
            <text:p>-40</text:p>
          </table:table-cell>
          <table:table-cell office:value-type="string">
            <text:p>0.260048E+00</text:p>
          </table:table-cell>
          <table:table-cell table:formula="of:=[.C615]*1" office:value-type="float" office:value="0.260048">
            <text:p>0.260048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40">
            <text:p>-40</text:p>
          </table:table-cell>
          <table:table-cell office:value-type="string">
            <text:p>0.260048E+00</text:p>
          </table:table-cell>
          <table:table-cell table:formula="of:=[.C616]*1" office:value-type="float" office:value="0.260048">
            <text:p>0.2600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office:value-type="string">
            <text:p>0.200814E+00</text:p>
          </table:table-cell>
          <table:table-cell table:formula="of:=[.C617]*1" office:value-type="float" office:value="0.200814">
            <text:p>0.20081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55">
            <text:p>-55</text:p>
          </table:table-cell>
          <table:table-cell office:value-type="string">
            <text:p>0.191399E+00</text:p>
          </table:table-cell>
          <table:table-cell table:formula="of:=[.C618]*1" office:value-type="float" office:value="0.191399">
            <text:p>0.191399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55">
            <text:p>-55</text:p>
          </table:table-cell>
          <table:table-cell office:value-type="string">
            <text:p>0.191399E+00</text:p>
          </table:table-cell>
          <table:table-cell table:formula="of:=[.C619]*1" office:value-type="float" office:value="0.191399">
            <text:p>0.191399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string">
            <text:p>0.174185E+00</text:p>
          </table:table-cell>
          <table:table-cell table:formula="of:=[.C620]*1" office:value-type="float" office:value="0.174185">
            <text:p>0.17418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40">
            <text:p>-40</text:p>
          </table:table-cell>
          <table:table-cell office:value-type="string">
            <text:p>0.164174E+00</text:p>
          </table:table-cell>
          <table:table-cell table:formula="of:=[.C621]*1" office:value-type="float" office:value="0.164174">
            <text:p>0.164174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40">
            <text:p>-40</text:p>
          </table:table-cell>
          <table:table-cell office:value-type="string">
            <text:p>0.164174E+00</text:p>
          </table:table-cell>
          <table:table-cell table:formula="of:=[.C622]*1" office:value-type="float" office:value="0.164174">
            <text:p>0.164174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85">
            <text:p>-85</text:p>
          </table:table-cell>
          <table:table-cell office:value-type="string">
            <text:p>0.159996E+00</text:p>
          </table:table-cell>
          <table:table-cell table:formula="of:=[.C623]*1" office:value-type="float" office:value="0.159996">
            <text:p>0.15999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30">
            <text:p>-130</text:p>
          </table:table-cell>
          <table:table-cell office:value-type="string">
            <text:p>0.149844E+00</text:p>
          </table:table-cell>
          <table:table-cell table:formula="of:=[.C624]*1" office:value-type="float" office:value="0.149844">
            <text:p>0.149844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130">
            <text:p>-130</text:p>
          </table:table-cell>
          <table:table-cell office:value-type="string">
            <text:p>0.149844E+00</text:p>
          </table:table-cell>
          <table:table-cell table:formula="of:=[.C625]*1" office:value-type="float" office:value="0.149844">
            <text:p>0.14984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50">
            <text:p>-150</text:p>
          </table:table-cell>
          <table:table-cell office:value-type="string">
            <text:p>0.137977E+00</text:p>
          </table:table-cell>
          <table:table-cell table:formula="of:=[.C626]*1" office:value-type="float" office:value="0.137977">
            <text:p>0.13797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10">
            <text:p>210</text:p>
          </table:table-cell>
          <table:table-cell office:value-type="string">
            <text:p>0.137977E+00</text:p>
          </table:table-cell>
          <table:table-cell table:formula="of:=[.C627]*1" office:value-type="float" office:value="0.137977">
            <text:p>0.137977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50">
            <text:p>50</text:p>
          </table:table-cell>
          <table:table-cell office:value-type="string">
            <text:p>0.121740E+00</text:p>
          </table:table-cell>
          <table:table-cell table:formula="of:=[.C628]*1" office:value-type="float" office:value="0.12174">
            <text:p>0.1217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0">
            <text:p>130</text:p>
          </table:table-cell>
          <table:table-cell office:value-type="string">
            <text:p>0.118268E+00</text:p>
          </table:table-cell>
          <table:table-cell table:formula="of:=[.C629]*1" office:value-type="float" office:value="0.118268">
            <text:p>0.11826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50">
            <text:p>-150</text:p>
          </table:table-cell>
          <table:table-cell office:value-type="string">
            <text:p>0.103254E+00</text:p>
          </table:table-cell>
          <table:table-cell table:formula="of:=[.C630]*1" office:value-type="float" office:value="0.103254">
            <text:p>0.103254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150">
            <text:p>-150</text:p>
          </table:table-cell>
          <table:table-cell office:value-type="string">
            <text:p>0.103254E+00</text:p>
          </table:table-cell>
          <table:table-cell table:formula="of:=[.C631]*1" office:value-type="float" office:value="0.103254">
            <text:p>0.1032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0.103254E+00</text:p>
          </table:table-cell>
          <table:table-cell table:formula="of:=[.C632]*1" office:value-type="float" office:value="0.103254">
            <text:p>0.10325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30">
            <text:p>-130</text:p>
          </table:table-cell>
          <table:table-cell office:value-type="string">
            <text:p>0.974165E-01</text:p>
          </table:table-cell>
          <table:table-cell table:formula="of:=[.C633]*1" office:value-type="float" office:value="0.0974165">
            <text:p>0.0974165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130">
            <text:p>-130</text:p>
          </table:table-cell>
          <table:table-cell office:value-type="string">
            <text:p>0.974165E-01</text:p>
          </table:table-cell>
          <table:table-cell table:formula="of:=[.C634]*1" office:value-type="float" office:value="0.0974165">
            <text:p>0.097416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30">
            <text:p>-130</text:p>
          </table:table-cell>
          <table:table-cell office:value-type="string">
            <text:p>0.444385E-01</text:p>
          </table:table-cell>
          <table:table-cell table:formula="of:=[.C635]*1" office:value-type="float" office:value="0.0444385">
            <text:p>0.0444385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130">
            <text:p>-130</text:p>
          </table:table-cell>
          <table:table-cell office:value-type="string">
            <text:p>0.444385E-01</text:p>
          </table:table-cell>
          <table:table-cell table:formula="of:=[.C636]*1" office:value-type="float" office:value="0.0444385">
            <text:p>0.044438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string">
            <text:p>0.288435E-01</text:p>
          </table:table-cell>
          <table:table-cell table:formula="of:=[.C637]*1" office:value-type="float" office:value="0.0288435">
            <text:p>0.0288435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70">
            <text:p>70</text:p>
          </table:table-cell>
          <table:table-cell office:value-type="string">
            <text:p>0.288435E-01</text:p>
          </table:table-cell>
          <table:table-cell table:formula="of:=[.C638]*1" office:value-type="float" office:value="0.0288435">
            <text:p>0.028843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0.100705E-01</text:p>
          </table:table-cell>
          <table:table-cell table:formula="of:=[.C639]*1" office:value-type="float" office:value="0.0100705">
            <text:p>0.0100705</text:p>
          </table:table-cell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90">
            <text:p>90</text:p>
          </table:table-cell>
          <table:table-cell office:value-type="string">
            <text:p>0.100705E-01</text:p>
          </table:table-cell>
          <table:table-cell table:formula="of:=[.C640]*1" office:value-type="float" office:value="0.0100705">
            <text:p>0.010070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15">
            <text:p>-115</text:p>
          </table:table-cell>
          <table:table-cell office:value-type="string">
            <text:p>0.975526E-02</text:p>
          </table:table-cell>
          <table:table-cell table:formula="of:=[.C641]*1" office:value-type="float" office:value="0.00975526">
            <text:p>0.00975526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115">
            <text:p>-115</text:p>
          </table:table-cell>
          <table:table-cell office:value-type="string">
            <text:p>0.975526E-02</text:p>
          </table:table-cell>
          <table:table-cell table:formula="of:=[.C642]*1" office:value-type="float" office:value="0.00975526">
            <text:p>0.00975526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10">
            <text:p>110</text:p>
          </table:table-cell>
          <table:table-cell office:value-type="string">
            <text:p>-0.168347E-03</text:p>
          </table:table-cell>
          <table:table-cell table:formula="of:=[.C643]*1" office:value-type="float" office:value="-0.000168347">
            <text:p>-0.00016834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  <table:table-cell office:value-type="string">
            <text:p>-0.456918E-03</text:p>
          </table:table-cell>
          <table:table-cell table:formula="of:=[.C644]*1" office:value-type="float" office:value="-0.000456918">
            <text:p>-0.0004569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200">
            <text:p>-200</text:p>
          </table:table-cell>
          <table:table-cell office:value-type="string">
            <text:p>-0.456918E-03</text:p>
          </table:table-cell>
          <table:table-cell table:formula="of:=[.C645]*1" office:value-type="float" office:value="-0.000456918">
            <text:p>-0.0004569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string">
            <text:p>-0.123102E-01</text:p>
          </table:table-cell>
          <table:table-cell table:formula="of:=[.C646]*1" office:value-type="float" office:value="-0.0123102">
            <text:p>-0.012310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90">
            <text:p>-190</text:p>
          </table:table-cell>
          <table:table-cell office:value-type="string">
            <text:p>-0.123102E-01</text:p>
          </table:table-cell>
          <table:table-cell table:formula="of:=[.C647]*1" office:value-type="float" office:value="-0.0123102">
            <text:p>-0.012310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15">
            <text:p>-115</text:p>
          </table:table-cell>
          <table:table-cell office:value-type="string">
            <text:p>-0.142964E-01</text:p>
          </table:table-cell>
          <table:table-cell table:formula="of:=[.C648]*1" office:value-type="float" office:value="-0.0142964">
            <text:p>-0.0142964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115">
            <text:p>-115</text:p>
          </table:table-cell>
          <table:table-cell office:value-type="string">
            <text:p>-0.142964E-01</text:p>
          </table:table-cell>
          <table:table-cell table:formula="of:=[.C649]*1" office:value-type="float" office:value="-0.0142964">
            <text:p>-0.014296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00">
            <text:p>-100</text:p>
          </table:table-cell>
          <table:table-cell office:value-type="string">
            <text:p>-0.218873E-01</text:p>
          </table:table-cell>
          <table:table-cell table:formula="of:=[.C650]*1" office:value-type="float" office:value="-0.0218873">
            <text:p>-0.0218873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100">
            <text:p>-100</text:p>
          </table:table-cell>
          <table:table-cell office:value-type="string">
            <text:p>-0.218873E-01</text:p>
          </table:table-cell>
          <table:table-cell table:formula="of:=[.C651]*1" office:value-type="float" office:value="-0.0218873">
            <text:p>-0.021887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00">
            <text:p>-100</text:p>
          </table:table-cell>
          <table:table-cell office:value-type="string">
            <text:p>-0.416586E-01</text:p>
          </table:table-cell>
          <table:table-cell table:formula="of:=[.C652]*1" office:value-type="float" office:value="-0.0416586">
            <text:p>-0.0416586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100">
            <text:p>-100</text:p>
          </table:table-cell>
          <table:table-cell office:value-type="string">
            <text:p>-0.416586E-01</text:p>
          </table:table-cell>
          <table:table-cell table:formula="of:=[.C653]*1" office:value-type="float" office:value="-0.0416586">
            <text:p>-0.0416586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5">
            <text:p>15</text:p>
          </table:table-cell>
          <table:table-cell office:value-type="string">
            <text:p>-0.449183E-01</text:p>
          </table:table-cell>
          <table:table-cell table:formula="of:=[.C654]*1" office:value-type="float" office:value="-0.0449183">
            <text:p>-0.0449183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30">
            <text:p>30</text:p>
          </table:table-cell>
          <table:table-cell office:value-type="string">
            <text:p>-0.547315E-01</text:p>
          </table:table-cell>
          <table:table-cell table:formula="of:=[.C655]*1" office:value-type="float" office:value="-0.0547315">
            <text:p>-0.0547315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0">
            <text:p>-10</text:p>
          </table:table-cell>
          <table:table-cell office:value-type="string">
            <text:p>-0.579460E-01</text:p>
          </table:table-cell>
          <table:table-cell table:formula="of:=[.C656]*1" office:value-type="float" office:value="-0.057946">
            <text:p>-0.057946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30">
            <text:p>130</text:p>
          </table:table-cell>
          <table:table-cell office:value-type="string">
            <text:p>-0.658868E-01</text:p>
          </table:table-cell>
          <table:table-cell table:formula="of:=[.C657]*1" office:value-type="float" office:value="-0.0658868">
            <text:p>-0.06588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70">
            <text:p>-70</text:p>
          </table:table-cell>
          <table:table-cell office:value-type="string">
            <text:p>-0.676301E-01</text:p>
          </table:table-cell>
          <table:table-cell table:formula="of:=[.C658]*1" office:value-type="float" office:value="-0.0676301">
            <text:p>-0.0676301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string">
            <text:p>-0.688930E-01</text:p>
          </table:table-cell>
          <table:table-cell table:formula="of:=[.C659]*1" office:value-type="float" office:value="-0.068893">
            <text:p>-0.06889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string">
            <text:p>-0.801456E-01</text:p>
          </table:table-cell>
          <table:table-cell table:formula="of:=[.C660]*1" office:value-type="float" office:value="-0.0801456">
            <text:p>-0.080145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65">
            <text:p>-165</text:p>
          </table:table-cell>
          <table:table-cell office:value-type="string">
            <text:p>-0.873991E-01</text:p>
          </table:table-cell>
          <table:table-cell table:formula="of:=[.C661]*1" office:value-type="float" office:value="-0.0873991">
            <text:p>-0.087399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5">
            <text:p>195</text:p>
          </table:table-cell>
          <table:table-cell office:value-type="string">
            <text:p>-0.873991E-01</text:p>
          </table:table-cell>
          <table:table-cell table:formula="of:=[.C662]*1" office:value-type="float" office:value="-0.0873991">
            <text:p>-0.0873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-0.993079E-01</text:p>
          </table:table-cell>
          <table:table-cell table:formula="of:=[.C663]*1" office:value-type="float" office:value="-0.0993079">
            <text:p>-0.09930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string">
            <text:p>-0.993079E-01</text:p>
          </table:table-cell>
          <table:table-cell table:formula="of:=[.C664]*1" office:value-type="float" office:value="-0.0993079">
            <text:p>-0.09930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string">
            <text:p>-0.101472E+00</text:p>
          </table:table-cell>
          <table:table-cell table:formula="of:=[.C665]*1" office:value-type="float" office:value="-0.101472">
            <text:p>-0.101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90">
            <text:p>-190</text:p>
          </table:table-cell>
          <table:table-cell office:value-type="string">
            <text:p>-0.101472E+00</text:p>
          </table:table-cell>
          <table:table-cell table:formula="of:=[.C666]*1" office:value-type="float" office:value="-0.101472">
            <text:p>-0.101472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55">
            <text:p>-55</text:p>
          </table:table-cell>
          <table:table-cell office:value-type="string">
            <text:p>-0.109034E+00</text:p>
          </table:table-cell>
          <table:table-cell table:formula="of:=[.C667]*1" office:value-type="float" office:value="-0.109034">
            <text:p>-0.10903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office:value-type="string">
            <text:p>-0.110993E+00</text:p>
          </table:table-cell>
          <table:table-cell table:formula="of:=[.C668]*1" office:value-type="float" office:value="-0.110993">
            <text:p>-0.11099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80">
            <text:p>-180</text:p>
          </table:table-cell>
          <table:table-cell office:value-type="string">
            <text:p>-0.110993E+00</text:p>
          </table:table-cell>
          <table:table-cell table:formula="of:=[.C669]*1" office:value-type="float" office:value="-0.110993">
            <text:p>-0.11099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85">
            <text:p>-85</text:p>
          </table:table-cell>
          <table:table-cell office:value-type="string">
            <text:p>-0.139100E+00</text:p>
          </table:table-cell>
          <table:table-cell table:formula="of:=[.C670]*1" office:value-type="float" office:value="-0.1391">
            <text:p>-0.1391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85">
            <text:p>-85</text:p>
          </table:table-cell>
          <table:table-cell office:value-type="string">
            <text:p>-0.139100E+00</text:p>
          </table:table-cell>
          <table:table-cell table:formula="of:=[.C671]*1" office:value-type="float" office:value="-0.1391">
            <text:p>-0.139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55">
            <text:p>-55</text:p>
          </table:table-cell>
          <table:table-cell office:value-type="string">
            <text:p>-0.158458E+00</text:p>
          </table:table-cell>
          <table:table-cell table:formula="of:=[.C672]*1" office:value-type="float" office:value="-0.158458">
            <text:p>-0.158458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55">
            <text:p>-55</text:p>
          </table:table-cell>
          <table:table-cell office:value-type="string">
            <text:p>-0.158458E+00</text:p>
          </table:table-cell>
          <table:table-cell table:formula="of:=[.C673]*1" office:value-type="float" office:value="-0.158458">
            <text:p>-0.15845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70">
            <text:p>-70</text:p>
          </table:table-cell>
          <table:table-cell office:value-type="string">
            <text:p>-0.160791E+00</text:p>
          </table:table-cell>
          <table:table-cell table:formula="of:=[.C674]*1" office:value-type="float" office:value="-0.160791">
            <text:p>-0.160791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70">
            <text:p>-70</text:p>
          </table:table-cell>
          <table:table-cell office:value-type="string">
            <text:p>-0.160791E+00</text:p>
          </table:table-cell>
          <table:table-cell table:formula="of:=[.C675]*1" office:value-type="float" office:value="-0.160791">
            <text:p>-0.16079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25">
            <text:p>-25</text:p>
          </table:table-cell>
          <table:table-cell office:value-type="string">
            <text:p>-0.162873E+00</text:p>
          </table:table-cell>
          <table:table-cell table:formula="of:=[.C676]*1" office:value-type="float" office:value="-0.162873">
            <text:p>-0.162873</text:p>
          </table:table-cell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25">
            <text:p>-25</text:p>
          </table:table-cell>
          <table:table-cell office:value-type="string">
            <text:p>-0.162873E+00</text:p>
          </table:table-cell>
          <table:table-cell table:formula="of:=[.C677]*1" office:value-type="float" office:value="-0.162873">
            <text:p>-0.16287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office:value-type="string">
            <text:p>-0.170713E+00</text:p>
          </table:table-cell>
          <table:table-cell table:formula="of:=[.C678]*1" office:value-type="float" office:value="-0.170713">
            <text:p>-0.170713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70">
            <text:p>-70</text:p>
          </table:table-cell>
          <table:table-cell office:value-type="string">
            <text:p>-0.172691E+00</text:p>
          </table:table-cell>
          <table:table-cell table:formula="of:=[.C679]*1" office:value-type="float" office:value="-0.172691">
            <text:p>-0.17269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5">
            <text:p>-55</text:p>
          </table:table-cell>
          <table:table-cell office:value-type="string">
            <text:p>-0.196181E+00</text:p>
          </table:table-cell>
          <table:table-cell table:formula="of:=[.C680]*1" office:value-type="float" office:value="-0.196181">
            <text:p>-0.19618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25">
            <text:p>-25</text:p>
          </table:table-cell>
          <table:table-cell office:value-type="string">
            <text:p>-0.202450E+00</text:p>
          </table:table-cell>
          <table:table-cell table:formula="of:=[.C681]*1" office:value-type="float" office:value="-0.20245">
            <text:p>-0.20245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25">
            <text:p>-25</text:p>
          </table:table-cell>
          <table:table-cell office:value-type="string">
            <text:p>-0.202450E+00</text:p>
          </table:table-cell>
          <table:table-cell table:formula="of:=[.C682]*1" office:value-type="float" office:value="-0.20245">
            <text:p>-0.20245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40">
            <text:p>-40</text:p>
          </table:table-cell>
          <table:table-cell office:value-type="string">
            <text:p>-0.208504E+00</text:p>
          </table:table-cell>
          <table:table-cell table:formula="of:=[.C683]*1" office:value-type="float" office:value="-0.208504">
            <text:p>-0.208504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85">
            <text:p>-85</text:p>
          </table:table-cell>
          <table:table-cell office:value-type="string">
            <text:p>-0.214702E+00</text:p>
          </table:table-cell>
          <table:table-cell table:formula="of:=[.C684]*1" office:value-type="float" office:value="-0.214702">
            <text:p>-0.214702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string">
            <text:p>-0.220730E+00</text:p>
          </table:table-cell>
          <table:table-cell table:formula="of:=[.C685]*1" office:value-type="float" office:value="-0.22073">
            <text:p>-0.2207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40">
            <text:p>-40</text:p>
          </table:table-cell>
          <table:table-cell office:value-type="string">
            <text:p>-0.247688E+00</text:p>
          </table:table-cell>
          <table:table-cell table:formula="of:=[.C686]*1" office:value-type="float" office:value="-0.247688">
            <text:p>-0.247688</text:p>
          </table:table-cell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40">
            <text:p>-40</text:p>
          </table:table-cell>
          <table:table-cell office:value-type="string">
            <text:p>-0.247688E+00</text:p>
          </table:table-cell>
          <table:table-cell table:formula="of:=[.C687]*1" office:value-type="float" office:value="-0.247688">
            <text:p>-0.2476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string">
            <text:p>-0.259999E+00</text:p>
          </table:table-cell>
          <table:table-cell table:formula="of:=[.C688]*1" office:value-type="float" office:value="-0.259999">
            <text:p>-0.259999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55">
            <text:p>-55</text:p>
          </table:table-cell>
          <table:table-cell office:value-type="string">
            <text:p>-0.307984E+00</text:p>
          </table:table-cell>
          <table:table-cell table:formula="of:=[.C689]*1" office:value-type="float" office:value="-0.307984">
            <text:p>-0.307984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  <table:table-cell office:value-type="string">
            <text:p>-0.335819E+00</text:p>
          </table:table-cell>
          <table:table-cell table:formula="of:=[.C690]*1" office:value-type="float" office:value="-0.335819">
            <text:p>-0.335819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0">
            <text:p>-70</text:p>
          </table:table-cell>
          <table:table-cell office:value-type="string">
            <text:p>-0.344022E+00</text:p>
          </table:table-cell>
          <table:table-cell table:formula="of:=[.C691]*1" office:value-type="float" office:value="-0.344022">
            <text:p>-0.3440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string">
            <text:p>-0.363636E+00</text:p>
          </table:table-cell>
          <table:table-cell table:formula="of:=[.C692]*1" office:value-type="float" office:value="-0.363636">
            <text:p>-0.3636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string">
            <text:p>-0.384468E+00</text:p>
          </table:table-cell>
          <table:table-cell table:formula="of:=[.C693]*1" office:value-type="float" office:value="-0.384468">
            <text:p>-0.384468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70">
            <text:p>-70</text:p>
          </table:table-cell>
          <table:table-cell office:value-type="string">
            <text:p>-0.403387E+00</text:p>
          </table:table-cell>
          <table:table-cell table:formula="of:=[.C694]*1" office:value-type="float" office:value="-0.403387">
            <text:p>-0.403387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10">
            <text:p>110</text:p>
          </table:table-cell>
          <table:table-cell office:value-type="string">
            <text:p>-0.422633E+00</text:p>
          </table:table-cell>
          <table:table-cell table:formula="of:=[.C695]*1" office:value-type="float" office:value="-0.422633">
            <text:p>-0.422633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2T05:51:38</dc:date>
    <dc:creator>Lachele Foley</dc:creator>
    <meta:generator>LibreOffice/3.5$Linux_X86_64 LibreOffice_project/350m1$Build-2</meta:generator>
    <meta:editing-duration>P0D</meta:editing-duration>
    <meta:editing-cycles>2</meta:editing-cycles>
    <meta:document-statistic meta:table-count="2" meta:cell-count="2780" meta:object-count="0"/>
  </office:meta>
</office:document-meta>
</file>